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4.2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Isabel Melo</text:p>
          </table:table-cell>
          <table:table-cell office:value-type="float" office:value="445035" calcext:value-type="float">
            <text:p>445035</text:p>
          </table:table-cell>
          <table:table-cell table:formula="of:=COM.MICROSOFT.CONCAT(&quot;insert into aluno (tia, nome, turma_id) values(&quot;;[.B1];&quot;,'&quot;;[.A1];&quot;',&quot;;1;&quot;);&quot;)" office:value-type="string" office:string-value="insert into aluno (tia, nome, turma_id) values(445035,'Isabel Melo',1);" calcext:value-type="string">
            <text:p>insert into aluno (tia, nome, turma_id) values(445035,'Isabel Mel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belly Caldeira</text:p>
          </table:table-cell>
          <table:table-cell office:value-type="float" office:value="574783" calcext:value-type="float">
            <text:p>574783</text:p>
          </table:table-cell>
          <table:table-cell table:formula="of:=COM.MICROSOFT.CONCAT(&quot;insert into aluno (tia, nome, turma_id) values(&quot;;[.B2];&quot;,'&quot;;[.A2];&quot;',&quot;;1;&quot;);&quot;)" office:value-type="string" office:string-value="insert into aluno (tia, nome, turma_id) values(574783,'Isabelly Caldeira',1);" calcext:value-type="string">
            <text:p>insert into aluno (tia, nome, turma_id) values(574783,'Isabelly Caldeir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uê Martins</text:p>
          </table:table-cell>
          <table:table-cell office:value-type="float" office:value="437433" calcext:value-type="float">
            <text:p>437433</text:p>
          </table:table-cell>
          <table:table-cell table:formula="of:=COM.MICROSOFT.CONCAT(&quot;insert into aluno (tia, nome, turma_id) values(&quot;;[.B3];&quot;,'&quot;;[.A3];&quot;',&quot;;1;&quot;);&quot;)" office:value-type="string" office:string-value="insert into aluno (tia, nome, turma_id) values(437433,'Cauê Martins',1);" calcext:value-type="string">
            <text:p>insert into aluno (tia, nome, turma_id) values(437433,'Cauê Martin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Lima</text:p>
          </table:table-cell>
          <table:table-cell office:value-type="float" office:value="435588" calcext:value-type="float">
            <text:p>435588</text:p>
          </table:table-cell>
          <table:table-cell table:formula="of:=COM.MICROSOFT.CONCAT(&quot;insert into aluno (tia, nome, turma_id) values(&quot;;[.B4];&quot;,'&quot;;[.A4];&quot;',&quot;;1;&quot;);&quot;)" office:value-type="string" office:string-value="insert into aluno (tia, nome, turma_id) values(435588,'Gabriel Lima',1);" calcext:value-type="string">
            <text:p>insert into aluno (tia, nome, turma_id) values(435588,'Gabriel Lim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in Martins</text:p>
          </table:table-cell>
          <table:table-cell office:value-type="float" office:value="554185" calcext:value-type="float">
            <text:p>554185</text:p>
          </table:table-cell>
          <table:table-cell table:formula="of:=COM.MICROSOFT.CONCAT(&quot;insert into aluno (tia, nome, turma_id) values(&quot;;[.B5];&quot;,'&quot;;[.A5];&quot;',&quot;;1;&quot;);&quot;)" office:value-type="string" office:string-value="insert into aluno (tia, nome, turma_id) values(554185,'Yasmin Martins',1);" calcext:value-type="string">
            <text:p>insert into aluno (tia, nome, turma_id) values(554185,'Yasmin Martin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Fernando Carvalho</text:p>
          </table:table-cell>
          <table:table-cell office:value-type="float" office:value="122841" calcext:value-type="float">
            <text:p>122841</text:p>
          </table:table-cell>
          <table:table-cell table:formula="of:=COM.MICROSOFT.CONCAT(&quot;insert into aluno (tia, nome, turma_id) values(&quot;;[.B6];&quot;,'&quot;;[.A6];&quot;',&quot;;1;&quot;);&quot;)" office:value-type="string" office:string-value="insert into aluno (tia, nome, turma_id) values(122841,'Luiz Fernando Carvalho',1);" calcext:value-type="string">
            <text:p>insert into aluno (tia, nome, turma_id) values(122841,'Luiz Fernando Carvalh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a Rezende</text:p>
          </table:table-cell>
          <table:table-cell office:value-type="float" office:value="842436" calcext:value-type="float">
            <text:p>842436</text:p>
          </table:table-cell>
          <table:table-cell table:formula="of:=COM.MICROSOFT.CONCAT(&quot;insert into aluno (tia, nome, turma_id) values(&quot;;[.B7];&quot;,'&quot;;[.A7];&quot;',&quot;;1;&quot;);&quot;)" office:value-type="string" office:string-value="insert into aluno (tia, nome, turma_id) values(842436,'Joana Rezende',1);" calcext:value-type="string">
            <text:p>insert into aluno (tia, nome, turma_id) values(842436,'Joana Rezende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Otávio Viana</text:p>
          </table:table-cell>
          <table:table-cell office:value-type="float" office:value="658105" calcext:value-type="float">
            <text:p>658105</text:p>
          </table:table-cell>
          <table:table-cell table:formula="of:=COM.MICROSOFT.CONCAT(&quot;insert into aluno (tia, nome, turma_id) values(&quot;;[.B8];&quot;,'&quot;;[.A8];&quot;',&quot;;1;&quot;);&quot;)" office:value-type="string" office:string-value="insert into aluno (tia, nome, turma_id) values(658105,'Luiz Otávio Viana',1);" calcext:value-type="string">
            <text:p>insert into aluno (tia, nome, turma_id) values(658105,'Luiz Otávio Vian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 Caldeira</text:p>
          </table:table-cell>
          <table:table-cell office:value-type="float" office:value="787244" calcext:value-type="float">
            <text:p>787244</text:p>
          </table:table-cell>
          <table:table-cell table:formula="of:=COM.MICROSOFT.CONCAT(&quot;insert into aluno (tia, nome, turma_id) values(&quot;;[.B9];&quot;,'&quot;;[.A9];&quot;',&quot;;1;&quot;);&quot;)" office:value-type="string" office:string-value="insert into aluno (tia, nome, turma_id) values(787244,'Daniel Caldeira',1);" calcext:value-type="string">
            <text:p>insert into aluno (tia, nome, turma_id) values(787244,'Daniel Caldeir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na Barbosa</text:p>
          </table:table-cell>
          <table:table-cell office:value-type="float" office:value="433804" calcext:value-type="float">
            <text:p>433804</text:p>
          </table:table-cell>
          <table:table-cell table:formula="of:=COM.MICROSOFT.CONCAT(&quot;insert into aluno (tia, nome, turma_id) values(&quot;;[.B10];&quot;,'&quot;;[.A10];&quot;',&quot;;1;&quot;);&quot;)" office:value-type="string" office:string-value="insert into aluno (tia, nome, turma_id) values(433804,'Bruna Barbosa',1);" calcext:value-type="string">
            <text:p>insert into aluno (tia, nome, turma_id) values(433804,'Bruna Barbos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ícia Jesus</text:p>
          </table:table-cell>
          <table:table-cell office:value-type="float" office:value="823797" calcext:value-type="float">
            <text:p>823797</text:p>
          </table:table-cell>
          <table:table-cell table:formula="of:=COM.MICROSOFT.CONCAT(&quot;insert into aluno (tia, nome, turma_id) values(&quot;;[.B11];&quot;,'&quot;;[.A11];&quot;',&quot;;1;&quot;);&quot;)" office:value-type="string" office:string-value="insert into aluno (tia, nome, turma_id) values(823797,'Alícia Jesus',1);" calcext:value-type="string">
            <text:p>insert into aluno (tia, nome, turma_id) values(823797,'Alícia Jesu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Julia Caldeira</text:p>
          </table:table-cell>
          <table:table-cell office:value-type="float" office:value="906753" calcext:value-type="float">
            <text:p>906753</text:p>
          </table:table-cell>
          <table:table-cell table:formula="of:=COM.MICROSOFT.CONCAT(&quot;insert into aluno (tia, nome, turma_id) values(&quot;;[.B12];&quot;,'&quot;;[.A12];&quot;',&quot;;1;&quot;);&quot;)" office:value-type="string" office:string-value="insert into aluno (tia, nome, turma_id) values(906753,'Maria Julia Caldeira',1);" calcext:value-type="string">
            <text:p>insert into aluno (tia, nome, turma_id) values(906753,'Maria Julia Caldeira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 Ramos</text:p>
          </table:table-cell>
          <table:table-cell office:value-type="float" office:value="519105" calcext:value-type="float">
            <text:p>519105</text:p>
          </table:table-cell>
          <table:table-cell table:formula="of:=COM.MICROSOFT.CONCAT(&quot;insert into aluno (tia, nome, turma_id) values(&quot;;[.B13];&quot;,'&quot;;[.A13];&quot;',&quot;;1;&quot;);&quot;)" office:value-type="string" office:string-value="insert into aluno (tia, nome, turma_id) values(519105,'Davi Ramos',1);" calcext:value-type="string">
            <text:p>insert into aluno (tia, nome, turma_id) values(519105,'Davi Ramo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vi Lucca Jesus</text:p>
          </table:table-cell>
          <table:table-cell office:value-type="float" office:value="741687" calcext:value-type="float">
            <text:p>741687</text:p>
          </table:table-cell>
          <table:table-cell table:formula="of:=COM.MICROSOFT.CONCAT(&quot;insert into aluno (tia, nome, turma_id) values(&quot;;[.B14];&quot;,'&quot;;[.A14];&quot;',&quot;;1;&quot;);&quot;)" office:value-type="string" office:string-value="insert into aluno (tia, nome, turma_id) values(741687,'Davi Lucca Jesus',1);" calcext:value-type="string">
            <text:p>insert into aluno (tia, nome, turma_id) values(741687,'Davi Lucca Jesu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a Cardoso</text:p>
          </table:table-cell>
          <table:table-cell office:value-type="float" office:value="124651" calcext:value-type="float">
            <text:p>124651</text:p>
          </table:table-cell>
          <table:table-cell table:formula="of:=COM.MICROSOFT.CONCAT(&quot;insert into aluno (tia, nome, turma_id) values(&quot;;[.B15];&quot;,'&quot;;[.A15];&quot;',&quot;;1;&quot;);&quot;)" office:value-type="string" office:string-value="insert into aluno (tia, nome, turma_id) values(124651,'Julia Cardoso',1);" calcext:value-type="string">
            <text:p>insert into aluno (tia, nome, turma_id) values(124651,'Julia Cardos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árbara Lopes</text:p>
          </table:table-cell>
          <table:table-cell office:value-type="float" office:value="120466" calcext:value-type="float">
            <text:p>120466</text:p>
          </table:table-cell>
          <table:table-cell table:formula="of:=COM.MICROSOFT.CONCAT(&quot;insert into aluno (tia, nome, turma_id) values(&quot;;[.B16];&quot;,'&quot;;[.A16];&quot;',&quot;;1;&quot;);&quot;)" office:value-type="string" office:string-value="insert into aluno (tia, nome, turma_id) values(120466,'Bárbara Lopes',1);" calcext:value-type="string">
            <text:p>insert into aluno (tia, nome, turma_id) values(120466,'Bárbara Lopes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via Pinto</text:p>
          </table:table-cell>
          <table:table-cell office:value-type="float" office:value="594167" calcext:value-type="float">
            <text:p>594167</text:p>
          </table:table-cell>
          <table:table-cell table:formula="of:=COM.MICROSOFT.CONCAT(&quot;insert into aluno (tia, nome, turma_id) values(&quot;;[.B17];&quot;,'&quot;;[.A17];&quot;',&quot;;1;&quot;);&quot;)" office:value-type="string" office:string-value="insert into aluno (tia, nome, turma_id) values(594167,'Olivia Pinto',1);" calcext:value-type="string">
            <text:p>insert into aluno (tia, nome, turma_id) values(594167,'Olivia Pint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Luiza Peixoto</text:p>
          </table:table-cell>
          <table:table-cell office:value-type="float" office:value="532110" calcext:value-type="float">
            <text:p>532110</text:p>
          </table:table-cell>
          <table:table-cell table:formula="of:=COM.MICROSOFT.CONCAT(&quot;insert into aluno (tia, nome, turma_id) values(&quot;;[.B18];&quot;,'&quot;;[.A18];&quot;',&quot;;1;&quot;);&quot;)" office:value-type="string" office:string-value="insert into aluno (tia, nome, turma_id) values(532110,'Maria Luiza Peixoto',1);" calcext:value-type="string">
            <text:p>insert into aluno (tia, nome, turma_id) values(532110,'Maria Luiza Peixot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e Peixoto</text:p>
          </table:table-cell>
          <table:table-cell office:value-type="float" office:value="459558" calcext:value-type="float">
            <text:p>459558</text:p>
          </table:table-cell>
          <table:table-cell table:formula="of:=COM.MICROSOFT.CONCAT(&quot;insert into aluno (tia, nome, turma_id) values(&quot;;[.B19];&quot;,'&quot;;[.A19];&quot;',&quot;;1;&quot;);&quot;)" office:value-type="string" office:string-value="insert into aluno (tia, nome, turma_id) values(459558,'Calebe Peixoto',1);" calcext:value-type="string">
            <text:p>insert into aluno (tia, nome, turma_id) values(459558,'Calebe Peixoto',1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olas Ferreira</text:p>
          </table:table-cell>
          <table:table-cell office:value-type="float" office:value="881621" calcext:value-type="float">
            <text:p>881621</text:p>
          </table:table-cell>
          <table:table-cell table:formula="of:=COM.MICROSOFT.CONCAT(&quot;insert into aluno (tia, nome, turma_id) values(&quot;;[.B20];&quot;,'&quot;;[.A20];&quot;',&quot;;1;&quot;);&quot;)" office:value-type="string" office:string-value="insert into aluno (tia, nome, turma_id) values(881621,'Nicolas Ferreira',1);" calcext:value-type="string">
            <text:p>insert into aluno (tia, nome, turma_id) values(881621,'Nicolas Ferreira',1);</text:p>
          </table:table-cell>
          <table:table-cell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Diego Alves</text:p>
          </table:table-cell>
          <table:table-cell office:value-type="float" office:value="937016" calcext:value-type="float">
            <text:p>937016</text:p>
          </table:table-cell>
          <table:table-cell table:formula="of:=COM.MICROSOFT.CONCAT(&quot;insert into aluno (tia, nome, turma_id) values(&quot;;[.B22];&quot;,'&quot;;[.A22];&quot;',&quot;;2;&quot;);&quot;)" office:value-type="string" office:string-value="insert into aluno (tia, nome, turma_id) values(937016,'Diego Alves',2);" calcext:value-type="string">
            <text:p>insert into aluno (tia, nome, turma_id) values(937016,'Diego Alv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entina da Mota</text:p>
          </table:table-cell>
          <table:table-cell office:value-type="float" office:value="980788" calcext:value-type="float">
            <text:p>980788</text:p>
          </table:table-cell>
          <table:table-cell table:formula="of:=COM.MICROSOFT.CONCAT(&quot;insert into aluno (tia, nome, turma_id) values(&quot;;[.B23];&quot;,'&quot;;[.A23];&quot;',&quot;;2;&quot;);&quot;)" office:value-type="string" office:string-value="insert into aluno (tia, nome, turma_id) values(980788,'Valentina da Mota',2);" calcext:value-type="string">
            <text:p>insert into aluno (tia, nome, turma_id) values(980788,'Valentina da Mot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lla Gomes</text:p>
          </table:table-cell>
          <table:table-cell office:value-type="float" office:value="992632" calcext:value-type="float">
            <text:p>992632</text:p>
          </table:table-cell>
          <table:table-cell table:formula="of:=COM.MICROSOFT.CONCAT(&quot;insert into aluno (tia, nome, turma_id) values(&quot;;[.B24];&quot;,'&quot;;[.A24];&quot;',&quot;;2;&quot;);&quot;)" office:value-type="string" office:string-value="insert into aluno (tia, nome, turma_id) values(992632,'Mirella Gomes',2);" calcext:value-type="string">
            <text:p>insert into aluno (tia, nome, turma_id) values(992632,'Mirella Gom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zo Gabriel Carvalho</text:p>
          </table:table-cell>
          <table:table-cell office:value-type="float" office:value="195588" calcext:value-type="float">
            <text:p>195588</text:p>
          </table:table-cell>
          <table:table-cell table:formula="of:=COM.MICROSOFT.CONCAT(&quot;insert into aluno (tia, nome, turma_id) values(&quot;;[.B25];&quot;,'&quot;;[.A25];&quot;',&quot;;2;&quot;);&quot;)" office:value-type="string" office:string-value="insert into aluno (tia, nome, turma_id) values(195588,'Enzo Gabriel Carvalho',2);" calcext:value-type="string">
            <text:p>insert into aluno (tia, nome, turma_id) values(195588,'Enzo Gabriel Carvalho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ão Ramos</text:p>
          </table:table-cell>
          <table:table-cell office:value-type="float" office:value="789915" calcext:value-type="float">
            <text:p>789915</text:p>
          </table:table-cell>
          <table:table-cell table:formula="of:=COM.MICROSOFT.CONCAT(&quot;insert into aluno (tia, nome, turma_id) values(&quot;;[.B26];&quot;,'&quot;;[.A26];&quot;',&quot;;2;&quot;);&quot;)" office:value-type="string" office:string-value="insert into aluno (tia, nome, turma_id) values(789915,'João Ramos',2);" calcext:value-type="string">
            <text:p>insert into aluno (tia, nome, turma_id) values(789915,'João Ramo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nardo Silva</text:p>
          </table:table-cell>
          <table:table-cell office:value-type="float" office:value="546033" calcext:value-type="float">
            <text:p>546033</text:p>
          </table:table-cell>
          <table:table-cell table:formula="of:=COM.MICROSOFT.CONCAT(&quot;insert into aluno (tia, nome, turma_id) values(&quot;;[.B27];&quot;,'&quot;;[.A27];&quot;',&quot;;2;&quot;);&quot;)" office:value-type="string" office:string-value="insert into aluno (tia, nome, turma_id) values(546033,'Leonardo Silva',2);" calcext:value-type="string">
            <text:p>insert into aluno (tia, nome, turma_id) values(546033,'Leonardo Silv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Clara Viana</text:p>
          </table:table-cell>
          <table:table-cell office:value-type="float" office:value="856670" calcext:value-type="float">
            <text:p>856670</text:p>
          </table:table-cell>
          <table:table-cell table:formula="of:=COM.MICROSOFT.CONCAT(&quot;insert into aluno (tia, nome, turma_id) values(&quot;;[.B28];&quot;,'&quot;;[.A28];&quot;',&quot;;2;&quot;);&quot;)" office:value-type="string" office:string-value="insert into aluno (tia, nome, turma_id) values(856670,'Ana Clara Viana',2);" calcext:value-type="string">
            <text:p>insert into aluno (tia, nome, turma_id) values(856670,'Ana Clara Vian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s Vinicius da Luz</text:p>
          </table:table-cell>
          <table:table-cell office:value-type="float" office:value="643433" calcext:value-type="float">
            <text:p>643433</text:p>
          </table:table-cell>
          <table:table-cell table:formula="of:=COM.MICROSOFT.CONCAT(&quot;insert into aluno (tia, nome, turma_id) values(&quot;;[.B29];&quot;,'&quot;;[.A29];&quot;',&quot;;2;&quot;);&quot;)" office:value-type="string" office:string-value="insert into aluno (tia, nome, turma_id) values(643433,'Marcos Vinicius da Luz',2);" calcext:value-type="string">
            <text:p>insert into aluno (tia, nome, turma_id) values(643433,'Marcos Vinicius da Luz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Gomes</text:p>
          </table:table-cell>
          <table:table-cell office:value-type="float" office:value="606569" calcext:value-type="float">
            <text:p>606569</text:p>
          </table:table-cell>
          <table:table-cell table:formula="of:=COM.MICROSOFT.CONCAT(&quot;insert into aluno (tia, nome, turma_id) values(&quot;;[.B30];&quot;,'&quot;;[.A30];&quot;',&quot;;2;&quot;);&quot;)" office:value-type="string" office:string-value="insert into aluno (tia, nome, turma_id) values(606569,'Anthony Gomes',2);" calcext:value-type="string">
            <text:p>insert into aluno (tia, nome, turma_id) values(606569,'Anthony Gom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uel Sales</text:p>
          </table:table-cell>
          <table:table-cell office:value-type="float" office:value="546286" calcext:value-type="float">
            <text:p>546286</text:p>
          </table:table-cell>
          <table:table-cell table:formula="of:=COM.MICROSOFT.CONCAT(&quot;insert into aluno (tia, nome, turma_id) values(&quot;;[.B31];&quot;,'&quot;;[.A31];&quot;',&quot;;2;&quot;);&quot;)" office:value-type="string" office:string-value="insert into aluno (tia, nome, turma_id) values(546286,'Miguel Sales',2);" calcext:value-type="string">
            <text:p>insert into aluno (tia, nome, turma_id) values(546286,'Miguel Sal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ícia Ribeiro</text:p>
          </table:table-cell>
          <table:table-cell office:value-type="float" office:value="295364" calcext:value-type="float">
            <text:p>295364</text:p>
          </table:table-cell>
          <table:table-cell table:formula="of:=COM.MICROSOFT.CONCAT(&quot;insert into aluno (tia, nome, turma_id) values(&quot;;[.B32];&quot;,'&quot;;[.A32];&quot;',&quot;;2;&quot;);&quot;)" office:value-type="string" office:string-value="insert into aluno (tia, nome, turma_id) values(295364,'Letícia Ribeiro',2);" calcext:value-type="string">
            <text:p>insert into aluno (tia, nome, turma_id) values(295364,'Letícia Ribeiro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s Vinicius Gonçalves</text:p>
          </table:table-cell>
          <table:table-cell office:value-type="float" office:value="797828" calcext:value-type="float">
            <text:p>797828</text:p>
          </table:table-cell>
          <table:table-cell table:formula="of:=COM.MICROSOFT.CONCAT(&quot;insert into aluno (tia, nome, turma_id) values(&quot;;[.B33];&quot;,'&quot;;[.A33];&quot;',&quot;;2;&quot;);&quot;)" office:value-type="string" office:string-value="insert into aluno (tia, nome, turma_id) values(797828,'Marcos Vinicius Gonçalves',2);" calcext:value-type="string">
            <text:p>insert into aluno (tia, nome, turma_id) values(797828,'Marcos Vinicius Gonçalv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smin Rodrigues</text:p>
          </table:table-cell>
          <table:table-cell office:value-type="float" office:value="632489" calcext:value-type="float">
            <text:p>632489</text:p>
          </table:table-cell>
          <table:table-cell table:formula="of:=COM.MICROSOFT.CONCAT(&quot;insert into aluno (tia, nome, turma_id) values(&quot;;[.B34];&quot;,'&quot;;[.A34];&quot;',&quot;;2;&quot;);&quot;)" office:value-type="string" office:string-value="insert into aluno (tia, nome, turma_id) values(632489,'Yasmin Rodrigues',2);" calcext:value-type="string">
            <text:p>insert into aluno (tia, nome, turma_id) values(632489,'Yasmin Rodrigues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Sophia da Rosa</text:p>
          </table:table-cell>
          <table:table-cell office:value-type="float" office:value="769211" calcext:value-type="float">
            <text:p>769211</text:p>
          </table:table-cell>
          <table:table-cell table:formula="of:=COM.MICROSOFT.CONCAT(&quot;insert into aluno (tia, nome, turma_id) values(&quot;;[.B35];&quot;,'&quot;;[.A35];&quot;',&quot;;2;&quot;);&quot;)" office:value-type="string" office:string-value="insert into aluno (tia, nome, turma_id) values(769211,'Ana Sophia da Rosa',2);" calcext:value-type="string">
            <text:p>insert into aluno (tia, nome, turma_id) values(769211,'Ana Sophia da Ros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Gustavo Pereira</text:p>
          </table:table-cell>
          <table:table-cell office:value-type="float" office:value="283900" calcext:value-type="float">
            <text:p>283900</text:p>
          </table:table-cell>
          <table:table-cell table:formula="of:=COM.MICROSOFT.CONCAT(&quot;insert into aluno (tia, nome, turma_id) values(&quot;;[.B36];&quot;,'&quot;;[.A36];&quot;',&quot;;2;&quot;);&quot;)" office:value-type="string" office:string-value="insert into aluno (tia, nome, turma_id) values(283900,'Luiz Gustavo Pereira',2);" calcext:value-type="string">
            <text:p>insert into aluno (tia, nome, turma_id) values(283900,'Luiz Gustavo Pereir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sa da Mata</text:p>
          </table:table-cell>
          <table:table-cell office:value-type="float" office:value="838848" calcext:value-type="float">
            <text:p>838848</text:p>
          </table:table-cell>
          <table:table-cell table:formula="of:=COM.MICROSOFT.CONCAT(&quot;insert into aluno (tia, nome, turma_id) values(&quot;;[.B37];&quot;,'&quot;;[.A37];&quot;',&quot;;2;&quot;);&quot;)" office:value-type="string" office:string-value="insert into aluno (tia, nome, turma_id) values(838848,'Maysa da Mata',2);" calcext:value-type="string">
            <text:p>insert into aluno (tia, nome, turma_id) values(838848,'Maysa da Mat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a Ferreira</text:p>
          </table:table-cell>
          <table:table-cell office:value-type="float" office:value="368005" calcext:value-type="float">
            <text:p>368005</text:p>
          </table:table-cell>
          <table:table-cell table:formula="of:=COM.MICROSOFT.CONCAT(&quot;insert into aluno (tia, nome, turma_id) values(&quot;;[.B38];&quot;,'&quot;;[.A38];&quot;',&quot;;2;&quot;);&quot;)" office:value-type="string" office:string-value="insert into aluno (tia, nome, turma_id) values(368005,'Lara Ferreira',2);" calcext:value-type="string">
            <text:p>insert into aluno (tia, nome, turma_id) values(368005,'Lara Ferreir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rilo da Mota</text:p>
          </table:table-cell>
          <table:table-cell office:value-type="float" office:value="671489" calcext:value-type="float">
            <text:p>671489</text:p>
          </table:table-cell>
          <table:table-cell table:formula="of:=COM.MICROSOFT.CONCAT(&quot;insert into aluno (tia, nome, turma_id) values(&quot;;[.B39];&quot;,'&quot;;[.A39];&quot;',&quot;;2;&quot;);&quot;)" office:value-type="string" office:string-value="insert into aluno (tia, nome, turma_id) values(671489,'Murilo da Mota',2);" calcext:value-type="string">
            <text:p>insert into aluno (tia, nome, turma_id) values(671489,'Murilo da Mota',2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ique da Paz</text:p>
          </table:table-cell>
          <table:table-cell office:value-type="float" office:value="491435" calcext:value-type="float">
            <text:p>491435</text:p>
          </table:table-cell>
          <table:table-cell table:formula="of:=COM.MICROSOFT.CONCAT(&quot;insert into aluno (tia, nome, turma_id) values(&quot;;[.B40];&quot;,'&quot;;[.A40];&quot;',&quot;;2;&quot;);&quot;)" office:value-type="string" office:string-value="insert into aluno (tia, nome, turma_id) values(491435,'Kaique da Paz',2);" calcext:value-type="string">
            <text:p>insert into aluno (tia, nome, turma_id) values(491435,'Kaique da Paz',2);</text:p>
          </table:table-cell>
          <table:table-cell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Heloísa da Luz</text:p>
          </table:table-cell>
          <table:table-cell office:value-type="float" office:value="785356" calcext:value-type="float">
            <text:p>785356</text:p>
          </table:table-cell>
          <table:table-cell table:formula="of:=COM.MICROSOFT.CONCAT(&quot;insert into aluno (tia, nome, turma_id) values(&quot;;[.B42];&quot;,'&quot;;[.A42];&quot;',&quot;;3;&quot;);&quot;)" office:value-type="string" office:string-value="insert into aluno (tia, nome, turma_id) values(785356,'Heloísa da Luz',3);" calcext:value-type="string">
            <text:p>insert into aluno (tia, nome, turma_id) values(785356,'Heloísa da Luz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o Lima</text:p>
          </table:table-cell>
          <table:table-cell office:value-type="float" office:value="688776" calcext:value-type="float">
            <text:p>688776</text:p>
          </table:table-cell>
          <table:table-cell table:formula="of:=COM.MICROSOFT.CONCAT(&quot;insert into aluno (tia, nome, turma_id) values(&quot;;[.B43];&quot;,'&quot;;[.A43];&quot;',&quot;;3;&quot;);&quot;)" office:value-type="string" office:string-value="insert into aluno (tia, nome, turma_id) values(688776,'Theo Lima',3);" calcext:value-type="string">
            <text:p>insert into aluno (tia, nome, turma_id) values(688776,'Theo Lim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a da Mata</text:p>
          </table:table-cell>
          <table:table-cell office:value-type="float" office:value="843761" calcext:value-type="float">
            <text:p>843761</text:p>
          </table:table-cell>
          <table:table-cell table:formula="of:=COM.MICROSOFT.CONCAT(&quot;insert into aluno (tia, nome, turma_id) values(&quot;;[.B44];&quot;,'&quot;;[.A44];&quot;',&quot;;3;&quot;);&quot;)" office:value-type="string" office:string-value="insert into aluno (tia, nome, turma_id) values(843761,'Lorena da Mata',3);" calcext:value-type="string">
            <text:p>insert into aluno (tia, nome, turma_id) values(843761,'Lorena da Mat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Caldeira</text:p>
          </table:table-cell>
          <table:table-cell office:value-type="float" office:value="535312" calcext:value-type="float">
            <text:p>535312</text:p>
          </table:table-cell>
          <table:table-cell table:formula="of:=COM.MICROSOFT.CONCAT(&quot;insert into aluno (tia, nome, turma_id) values(&quot;;[.B45];&quot;,'&quot;;[.A45];&quot;',&quot;;3;&quot;);&quot;)" office:value-type="string" office:string-value="insert into aluno (tia, nome, turma_id) values(535312,'Maria Caldeira',3);" calcext:value-type="string">
            <text:p>insert into aluno (tia, nome, turma_id) values(535312,'Maria Caldeir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ão Guilherme da Cruz</text:p>
          </table:table-cell>
          <table:table-cell office:value-type="float" office:value="251366" calcext:value-type="float">
            <text:p>251366</text:p>
          </table:table-cell>
          <table:table-cell table:formula="of:=COM.MICROSOFT.CONCAT(&quot;insert into aluno (tia, nome, turma_id) values(&quot;;[.B46];&quot;,'&quot;;[.A46];&quot;',&quot;;3;&quot;);&quot;)" office:value-type="string" office:string-value="insert into aluno (tia, nome, turma_id) values(251366,'João Guilherme da Cruz',3);" calcext:value-type="string">
            <text:p>insert into aluno (tia, nome, turma_id) values(251366,'João Guilherme da Cruz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quel Farias</text:p>
          </table:table-cell>
          <table:table-cell office:value-type="float" office:value="809654" calcext:value-type="float">
            <text:p>809654</text:p>
          </table:table-cell>
          <table:table-cell table:formula="of:=COM.MICROSOFT.CONCAT(&quot;insert into aluno (tia, nome, turma_id) values(&quot;;[.B47];&quot;,'&quot;;[.A47];&quot;',&quot;;3;&quot;);&quot;)" office:value-type="string" office:string-value="insert into aluno (tia, nome, turma_id) values(809654,'Raquel Farias',3);" calcext:value-type="string">
            <text:p>insert into aluno (tia, nome, turma_id) values(809654,'Raquel Farias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n Vieira</text:p>
          </table:table-cell>
          <table:table-cell office:value-type="float" office:value="147656" calcext:value-type="float">
            <text:p>147656</text:p>
          </table:table-cell>
          <table:table-cell table:formula="of:=COM.MICROSOFT.CONCAT(&quot;insert into aluno (tia, nome, turma_id) values(&quot;;[.B48];&quot;,'&quot;;[.A48];&quot;',&quot;;3;&quot;);&quot;)" office:value-type="string" office:string-value="insert into aluno (tia, nome, turma_id) values(147656,'Ian Vieira',3);" calcext:value-type="string">
            <text:p>insert into aluno (tia, nome, turma_id) values(147656,'Ian Vieir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Vitória Duarte</text:p>
          </table:table-cell>
          <table:table-cell office:value-type="float" office:value="223002" calcext:value-type="float">
            <text:p>223002</text:p>
          </table:table-cell>
          <table:table-cell table:formula="of:=COM.MICROSOFT.CONCAT(&quot;insert into aluno (tia, nome, turma_id) values(&quot;;[.B49];&quot;,'&quot;;[.A49];&quot;',&quot;;3;&quot;);&quot;)" office:value-type="string" office:string-value="insert into aluno (tia, nome, turma_id) values(223002,'Maria Vitória Duarte',3);" calcext:value-type="string">
            <text:p>insert into aluno (tia, nome, turma_id) values(223002,'Maria Vitória Duarte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quel Moraes</text:p>
          </table:table-cell>
          <table:table-cell office:value-type="float" office:value="801514" calcext:value-type="float">
            <text:p>801514</text:p>
          </table:table-cell>
          <table:table-cell table:formula="of:=COM.MICROSOFT.CONCAT(&quot;insert into aluno (tia, nome, turma_id) values(&quot;;[.B50];&quot;,'&quot;;[.A50];&quot;',&quot;;3;&quot;);&quot;)" office:value-type="string" office:string-value="insert into aluno (tia, nome, turma_id) values(801514,'Raquel Moraes',3);" calcext:value-type="string">
            <text:p>insert into aluno (tia, nome, turma_id) values(801514,'Raquel Moraes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ra Carvalho</text:p>
          </table:table-cell>
          <table:table-cell office:value-type="float" office:value="905976" calcext:value-type="float">
            <text:p>905976</text:p>
          </table:table-cell>
          <table:table-cell table:formula="of:=COM.MICROSOFT.CONCAT(&quot;insert into aluno (tia, nome, turma_id) values(&quot;;[.B51];&quot;,'&quot;;[.A51];&quot;',&quot;;3;&quot;);&quot;)" office:value-type="string" office:string-value="insert into aluno (tia, nome, turma_id) values(905976,'Laura Carvalho',3);" calcext:value-type="string">
            <text:p>insert into aluno (tia, nome, turma_id) values(905976,'Laura Carvalho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Lucas Fogaça</text:p>
          </table:table-cell>
          <table:table-cell office:value-type="float" office:value="536897" calcext:value-type="float">
            <text:p>536897</text:p>
          </table:table-cell>
          <table:table-cell table:formula="of:=COM.MICROSOFT.CONCAT(&quot;insert into aluno (tia, nome, turma_id) values(&quot;;[.B52];&quot;,'&quot;;[.A52];&quot;',&quot;;3;&quot;);&quot;)" office:value-type="string" office:string-value="insert into aluno (tia, nome, turma_id) values(536897,'Pedro Lucas Fogaça',3);" calcext:value-type="string">
            <text:p>insert into aluno (tia, nome, turma_id) values(536897,'Pedro Lucas Fogaç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o Pinto</text:p>
          </table:table-cell>
          <table:table-cell office:value-type="float" office:value="527558" calcext:value-type="float">
            <text:p>527558</text:p>
          </table:table-cell>
          <table:table-cell table:formula="of:=COM.MICROSOFT.CONCAT(&quot;insert into aluno (tia, nome, turma_id) values(&quot;;[.B53];&quot;,'&quot;;[.A53];&quot;',&quot;;3;&quot;);&quot;)" office:value-type="string" office:string-value="insert into aluno (tia, nome, turma_id) values(527558,'Marcelo Pinto',3);" calcext:value-type="string">
            <text:p>insert into aluno (tia, nome, turma_id) values(527558,'Marcelo Pinto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as da Mota</text:p>
          </table:table-cell>
          <table:table-cell office:value-type="float" office:value="774733" calcext:value-type="float">
            <text:p>774733</text:p>
          </table:table-cell>
          <table:table-cell table:formula="of:=COM.MICROSOFT.CONCAT(&quot;insert into aluno (tia, nome, turma_id) values(&quot;;[.B54];&quot;,'&quot;;[.A54];&quot;',&quot;;3;&quot;);&quot;)" office:value-type="string" office:string-value="insert into aluno (tia, nome, turma_id) values(774733,'Lucas da Mota',3);" calcext:value-type="string">
            <text:p>insert into aluno (tia, nome, turma_id) values(774733,'Lucas da Mot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Teixeira</text:p>
          </table:table-cell>
          <table:table-cell office:value-type="float" office:value="395703" calcext:value-type="float">
            <text:p>395703</text:p>
          </table:table-cell>
          <table:table-cell table:formula="of:=COM.MICROSOFT.CONCAT(&quot;insert into aluno (tia, nome, turma_id) values(&quot;;[.B55];&quot;,'&quot;;[.A55];&quot;',&quot;;3;&quot;);&quot;)" office:value-type="string" office:string-value="insert into aluno (tia, nome, turma_id) values(395703,'Samuel Teixeira',3);" calcext:value-type="string">
            <text:p>insert into aluno (tia, nome, turma_id) values(395703,'Samuel Teixeir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o Campos</text:p>
          </table:table-cell>
          <table:table-cell office:value-type="float" office:value="580526" calcext:value-type="float">
            <text:p>580526</text:p>
          </table:table-cell>
          <table:table-cell table:formula="of:=COM.MICROSOFT.CONCAT(&quot;insert into aluno (tia, nome, turma_id) values(&quot;;[.B56];&quot;,'&quot;;[.A56];&quot;',&quot;;3;&quot;);&quot;)" office:value-type="string" office:string-value="insert into aluno (tia, nome, turma_id) values(580526,'Lorenzo Campos',3);" calcext:value-type="string">
            <text:p>insert into aluno (tia, nome, turma_id) values(580526,'Lorenzo Campos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nuelly Correia</text:p>
          </table:table-cell>
          <table:table-cell office:value-type="float" office:value="215341" calcext:value-type="float">
            <text:p>215341</text:p>
          </table:table-cell>
          <table:table-cell table:formula="of:=COM.MICROSOFT.CONCAT(&quot;insert into aluno (tia, nome, turma_id) values(&quot;;[.B57];&quot;,'&quot;;[.A57];&quot;',&quot;;3;&quot;);&quot;)" office:value-type="string" office:string-value="insert into aluno (tia, nome, turma_id) values(215341,'Emanuelly Correia',3);" calcext:value-type="string">
            <text:p>insert into aluno (tia, nome, turma_id) values(215341,'Emanuelly Correi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ávio Cavalcanti</text:p>
          </table:table-cell>
          <table:table-cell office:value-type="float" office:value="803719" calcext:value-type="float">
            <text:p>803719</text:p>
          </table:table-cell>
          <table:table-cell table:formula="of:=COM.MICROSOFT.CONCAT(&quot;insert into aluno (tia, nome, turma_id) values(&quot;;[.B58];&quot;,'&quot;;[.A58];&quot;',&quot;;3;&quot;);&quot;)" office:value-type="string" office:string-value="insert into aluno (tia, nome, turma_id) values(803719,'Otávio Cavalcanti',3);" calcext:value-type="string">
            <text:p>insert into aluno (tia, nome, turma_id) values(803719,'Otávio Cavalcanti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Lucas Araújo</text:p>
          </table:table-cell>
          <table:table-cell office:value-type="float" office:value="823410" calcext:value-type="float">
            <text:p>823410</text:p>
          </table:table-cell>
          <table:table-cell table:formula="of:=COM.MICROSOFT.CONCAT(&quot;insert into aluno (tia, nome, turma_id) values(&quot;;[.B59];&quot;,'&quot;;[.A59];&quot;',&quot;;3;&quot;);&quot;)" office:value-type="string" office:string-value="insert into aluno (tia, nome, turma_id) values(823410,'Pedro Lucas Araújo',3);" calcext:value-type="string">
            <text:p>insert into aluno (tia, nome, turma_id) values(823410,'Pedro Lucas Araújo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nuel Pereira</text:p>
          </table:table-cell>
          <table:table-cell office:value-type="float" office:value="416212" calcext:value-type="float">
            <text:p>416212</text:p>
          </table:table-cell>
          <table:table-cell table:formula="of:=COM.MICROSOFT.CONCAT(&quot;insert into aluno (tia, nome, turma_id) values(&quot;;[.B60];&quot;,'&quot;;[.A60];&quot;',&quot;;3;&quot;);&quot;)" office:value-type="string" office:string-value="insert into aluno (tia, nome, turma_id) values(416212,'Emanuel Pereira',3);" calcext:value-type="string">
            <text:p>insert into aluno (tia, nome, turma_id) values(416212,'Emanuel Pereira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ana da Luz</text:p>
          </table:table-cell>
          <table:table-cell office:value-type="float" office:value="288281" calcext:value-type="float">
            <text:p>288281</text:p>
          </table:table-cell>
          <table:table-cell table:formula="of:=COM.MICROSOFT.CONCAT(&quot;insert into aluno (tia, nome, turma_id) values(&quot;;[.B61];&quot;,'&quot;;[.A61];&quot;',&quot;;3;&quot;);&quot;)" office:value-type="string" office:string-value="insert into aluno (tia, nome, turma_id) values(288281,'Joana da Luz',3);" calcext:value-type="string">
            <text:p>insert into aluno (tia, nome, turma_id) values(288281,'Joana da Luz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via Farias</text:p>
          </table:table-cell>
          <table:table-cell office:value-type="float" office:value="955489" calcext:value-type="float">
            <text:p>955489</text:p>
          </table:table-cell>
          <table:table-cell table:formula="of:=COM.MICROSOFT.CONCAT(&quot;insert into aluno (tia, nome, turma_id) values(&quot;;[.B62];&quot;,'&quot;;[.A62];&quot;',&quot;;3;&quot;);&quot;)" office:value-type="string" office:string-value="insert into aluno (tia, nome, turma_id) values(955489,'Lívia Farias',3);" calcext:value-type="string">
            <text:p>insert into aluno (tia, nome, turma_id) values(955489,'Lívia Farias',3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ena Peixoto</text:p>
          </table:table-cell>
          <table:table-cell office:value-type="float" office:value="645912" calcext:value-type="float">
            <text:p>645912</text:p>
          </table:table-cell>
          <table:table-cell table:formula="of:=COM.MICROSOFT.CONCAT(&quot;insert into aluno (tia, nome, turma_id) values(&quot;;[.B63];&quot;,'&quot;;[.A63];&quot;',&quot;;3;&quot;);&quot;)" office:value-type="string" office:string-value="insert into aluno (tia, nome, turma_id) values(645912,'Helena Peixoto',3);" calcext:value-type="string">
            <text:p>insert into aluno (tia, nome, turma_id) values(645912,'Helena Peixoto',3);</text:p>
          </table:table-cell>
          <table:table-cell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Noah Cardoso</text:p>
          </table:table-cell>
          <table:table-cell office:value-type="float" office:value="939953" calcext:value-type="float">
            <text:p>939953</text:p>
          </table:table-cell>
          <table:table-cell table:formula="of:=COM.MICROSOFT.CONCAT(&quot;insert into aluno (tia, nome, turma_id) values(&quot;;[.B65];&quot;,'&quot;;[.A65];&quot;',&quot;;4;&quot;);&quot;)" office:value-type="string" office:string-value="insert into aluno (tia, nome, turma_id) values(939953,'Noah Cardoso',4);" calcext:value-type="string">
            <text:p>insert into aluno (tia, nome, turma_id) values(939953,'Noah Cardoso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heus Teixeira</text:p>
          </table:table-cell>
          <table:table-cell office:value-type="float" office:value="513581" calcext:value-type="float">
            <text:p>513581</text:p>
          </table:table-cell>
          <table:table-cell table:formula="of:=COM.MICROSOFT.CONCAT(&quot;insert into aluno (tia, nome, turma_id) values(&quot;;[.B66];&quot;,'&quot;;[.A66];&quot;',&quot;;4;&quot;);&quot;)" office:value-type="string" office:string-value="insert into aluno (tia, nome, turma_id) values(513581,'Matheus Teixeira',4);" calcext:value-type="string">
            <text:p>insert into aluno (tia, nome, turma_id) values(513581,'Matheus Teixeir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a Costa</text:p>
          </table:table-cell>
          <table:table-cell office:value-type="float" office:value="575537" calcext:value-type="float">
            <text:p>575537</text:p>
          </table:table-cell>
          <table:table-cell table:formula="of:=COM.MICROSOFT.CONCAT(&quot;insert into aluno (tia, nome, turma_id) values(&quot;;[.B67];&quot;,'&quot;;[.A67];&quot;',&quot;;4;&quot;);&quot;)" office:value-type="string" office:string-value="insert into aluno (tia, nome, turma_id) values(575537,'Mariana Costa',4);" calcext:value-type="string">
            <text:p>insert into aluno (tia, nome, turma_id) values(575537,'Mariana Cost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Nascimento</text:p>
          </table:table-cell>
          <table:table-cell office:value-type="float" office:value="720171" calcext:value-type="float">
            <text:p>720171</text:p>
          </table:table-cell>
          <table:table-cell table:formula="of:=COM.MICROSOFT.CONCAT(&quot;insert into aluno (tia, nome, turma_id) values(&quot;;[.B68];&quot;,'&quot;;[.A68];&quot;',&quot;;4;&quot;);&quot;)" office:value-type="string" office:string-value="insert into aluno (tia, nome, turma_id) values(720171,'Ana Nascimento',4);" calcext:value-type="string">
            <text:p>insert into aluno (tia, nome, turma_id) values(720171,'Ana Nascimento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Silva</text:p>
          </table:table-cell>
          <table:table-cell office:value-type="float" office:value="452647" calcext:value-type="float">
            <text:p>452647</text:p>
          </table:table-cell>
          <table:table-cell table:formula="of:=COM.MICROSOFT.CONCAT(&quot;insert into aluno (tia, nome, turma_id) values(&quot;;[.B69];&quot;,'&quot;;[.A69];&quot;',&quot;;4;&quot;);&quot;)" office:value-type="string" office:string-value="insert into aluno (tia, nome, turma_id) values(452647,'Maria Silva',4);" calcext:value-type="string">
            <text:p>insert into aluno (tia, nome, turma_id) values(452647,'Maria Silv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herme Pinto</text:p>
          </table:table-cell>
          <table:table-cell office:value-type="float" office:value="370216" calcext:value-type="float">
            <text:p>370216</text:p>
          </table:table-cell>
          <table:table-cell table:formula="of:=COM.MICROSOFT.CONCAT(&quot;insert into aluno (tia, nome, turma_id) values(&quot;;[.B70];&quot;,'&quot;;[.A70];&quot;',&quot;;4;&quot;);&quot;)" office:value-type="string" office:string-value="insert into aluno (tia, nome, turma_id) values(370216,'Guilherme Pinto',4);" calcext:value-type="string">
            <text:p>insert into aluno (tia, nome, turma_id) values(370216,'Guilherme Pinto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any Rodrigues</text:p>
          </table:table-cell>
          <table:table-cell office:value-type="float" office:value="594108" calcext:value-type="float">
            <text:p>594108</text:p>
          </table:table-cell>
          <table:table-cell table:formula="of:=COM.MICROSOFT.CONCAT(&quot;insert into aluno (tia, nome, turma_id) values(&quot;;[.B71];&quot;,'&quot;;[.A71];&quot;',&quot;;4;&quot;);&quot;)" office:value-type="string" office:string-value="insert into aluno (tia, nome, turma_id) values(594108,'Stephany Rodrigues',4);" calcext:value-type="string">
            <text:p>insert into aluno (tia, nome, turma_id) values(594108,'Stephany Rodrigues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Vitória da Rocha</text:p>
          </table:table-cell>
          <table:table-cell office:value-type="float" office:value="392382" calcext:value-type="float">
            <text:p>392382</text:p>
          </table:table-cell>
          <table:table-cell table:formula="of:=COM.MICROSOFT.CONCAT(&quot;insert into aluno (tia, nome, turma_id) values(&quot;;[.B72];&quot;,'&quot;;[.A72];&quot;',&quot;;4;&quot;);&quot;)" office:value-type="string" office:string-value="insert into aluno (tia, nome, turma_id) values(392382,'Maria Vitória da Rocha',4);" calcext:value-type="string">
            <text:p>insert into aluno (tia, nome, turma_id) values(392382,'Maria Vitória da Roch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ique Duarte</text:p>
          </table:table-cell>
          <table:table-cell office:value-type="float" office:value="892440" calcext:value-type="float">
            <text:p>892440</text:p>
          </table:table-cell>
          <table:table-cell table:formula="of:=COM.MICROSOFT.CONCAT(&quot;insert into aluno (tia, nome, turma_id) values(&quot;;[.B73];&quot;,'&quot;;[.A73];&quot;',&quot;;4;&quot;);&quot;)" office:value-type="string" office:string-value="insert into aluno (tia, nome, turma_id) values(892440,'Kaique Duarte',4);" calcext:value-type="string">
            <text:p>insert into aluno (tia, nome, turma_id) values(892440,'Kaique Duarte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no Alves</text:p>
          </table:table-cell>
          <table:table-cell office:value-type="float" office:value="666926" calcext:value-type="float">
            <text:p>666926</text:p>
          </table:table-cell>
          <table:table-cell table:formula="of:=COM.MICROSOFT.CONCAT(&quot;insert into aluno (tia, nome, turma_id) values(&quot;;[.B74];&quot;,'&quot;;[.A74];&quot;',&quot;;4;&quot;);&quot;)" office:value-type="string" office:string-value="insert into aluno (tia, nome, turma_id) values(666926,'Bruno Alves',4);" calcext:value-type="string">
            <text:p>insert into aluno (tia, nome, turma_id) values(666926,'Bruno Alves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o da Conceição</text:p>
          </table:table-cell>
          <table:table-cell office:value-type="float" office:value="222143" calcext:value-type="float">
            <text:p>222143</text:p>
          </table:table-cell>
          <table:table-cell table:formula="of:=COM.MICROSOFT.CONCAT(&quot;insert into aluno (tia, nome, turma_id) values(&quot;;[.B75];&quot;,'&quot;;[.A75];&quot;',&quot;;4;&quot;);&quot;)" office:value-type="string" office:string-value="insert into aluno (tia, nome, turma_id) values(222143,'Paulo da Conceição',4);" calcext:value-type="string">
            <text:p>insert into aluno (tia, nome, turma_id) values(222143,'Paulo da Conceição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ia Rodrigues</text:p>
          </table:table-cell>
          <table:table-cell office:value-type="float" office:value="908212" calcext:value-type="float">
            <text:p>908212</text:p>
          </table:table-cell>
          <table:table-cell table:formula="of:=COM.MICROSOFT.CONCAT(&quot;insert into aluno (tia, nome, turma_id) values(&quot;;[.B76];&quot;,'&quot;;[.A76];&quot;',&quot;;4;&quot;);&quot;)" office:value-type="string" office:string-value="insert into aluno (tia, nome, turma_id) values(908212,'Sofia Rodrigues',4);" calcext:value-type="string">
            <text:p>insert into aluno (tia, nome, turma_id) values(908212,'Sofia Rodrigues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zo da Rosa</text:p>
          </table:table-cell>
          <table:table-cell office:value-type="float" office:value="146472" calcext:value-type="float">
            <text:p>146472</text:p>
          </table:table-cell>
          <table:table-cell table:formula="of:=COM.MICROSOFT.CONCAT(&quot;insert into aluno (tia, nome, turma_id) values(&quot;;[.B77];&quot;,'&quot;;[.A77];&quot;',&quot;;4;&quot;);&quot;)" office:value-type="string" office:string-value="insert into aluno (tia, nome, turma_id) values(146472,'Enzo da Rosa',4);" calcext:value-type="string">
            <text:p>insert into aluno (tia, nome, turma_id) values(146472,'Enzo da Ros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Clara Teixeira</text:p>
          </table:table-cell>
          <table:table-cell office:value-type="float" office:value="957060" calcext:value-type="float">
            <text:p>957060</text:p>
          </table:table-cell>
          <table:table-cell table:formula="of:=COM.MICROSOFT.CONCAT(&quot;insert into aluno (tia, nome, turma_id) values(&quot;;[.B78];&quot;,'&quot;;[.A78];&quot;',&quot;;4;&quot;);&quot;)" office:value-type="string" office:string-value="insert into aluno (tia, nome, turma_id) values(957060,'Maria Clara Teixeira',4);" calcext:value-type="string">
            <text:p>insert into aluno (tia, nome, turma_id) values(957060,'Maria Clara Teixeir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o da Cruz</text:p>
          </table:table-cell>
          <table:table-cell office:value-type="float" office:value="939110" calcext:value-type="float">
            <text:p>939110</text:p>
          </table:table-cell>
          <table:table-cell table:formula="of:=COM.MICROSOFT.CONCAT(&quot;insert into aluno (tia, nome, turma_id) values(&quot;;[.B79];&quot;,'&quot;;[.A79];&quot;',&quot;;4;&quot;);&quot;)" office:value-type="string" office:string-value="insert into aluno (tia, nome, turma_id) values(939110,'Eduardo da Cruz',4);" calcext:value-type="string">
            <text:p>insert into aluno (tia, nome, turma_id) values(939110,'Eduardo da Cruz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heus Nascimento</text:p>
          </table:table-cell>
          <table:table-cell office:value-type="float" office:value="271532" calcext:value-type="float">
            <text:p>271532</text:p>
          </table:table-cell>
          <table:table-cell table:formula="of:=COM.MICROSOFT.CONCAT(&quot;insert into aluno (tia, nome, turma_id) values(&quot;;[.B80];&quot;,'&quot;;[.A80];&quot;',&quot;;4;&quot;);&quot;)" office:value-type="string" office:string-value="insert into aluno (tia, nome, turma_id) values(271532,'Matheus Nascimento',4);" calcext:value-type="string">
            <text:p>insert into aluno (tia, nome, turma_id) values(271532,'Matheus Nascimento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go Lima</text:p>
          </table:table-cell>
          <table:table-cell office:value-type="float" office:value="262448" calcext:value-type="float">
            <text:p>262448</text:p>
          </table:table-cell>
          <table:table-cell table:formula="of:=COM.MICROSOFT.CONCAT(&quot;insert into aluno (tia, nome, turma_id) values(&quot;;[.B81];&quot;,'&quot;;[.A81];&quot;',&quot;;4;&quot;);&quot;)" office:value-type="string" office:string-value="insert into aluno (tia, nome, turma_id) values(262448,'Diogo Lima',4);" calcext:value-type="string">
            <text:p>insert into aluno (tia, nome, turma_id) values(262448,'Diogo Lim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her Gonçalves</text:p>
          </table:table-cell>
          <table:table-cell office:value-type="float" office:value="201941" calcext:value-type="float">
            <text:p>201941</text:p>
          </table:table-cell>
          <table:table-cell table:formula="of:=COM.MICROSOFT.CONCAT(&quot;insert into aluno (tia, nome, turma_id) values(&quot;;[.B82];&quot;,'&quot;;[.A82];&quot;',&quot;;4;&quot;);&quot;)" office:value-type="string" office:string-value="insert into aluno (tia, nome, turma_id) values(201941,'Esther Gonçalves',4);" calcext:value-type="string">
            <text:p>insert into aluno (tia, nome, turma_id) values(201941,'Esther Gonçalves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ipe Almeida</text:p>
          </table:table-cell>
          <table:table-cell office:value-type="float" office:value="977821" calcext:value-type="float">
            <text:p>977821</text:p>
          </table:table-cell>
          <table:table-cell table:formula="of:=COM.MICROSOFT.CONCAT(&quot;insert into aluno (tia, nome, turma_id) values(&quot;;[.B83];&quot;,'&quot;;[.A83];&quot;',&quot;;4;&quot;);&quot;)" office:value-type="string" office:string-value="insert into aluno (tia, nome, turma_id) values(977821,'Felipe Almeida',4);" calcext:value-type="string">
            <text:p>insert into aluno (tia, nome, turma_id) values(977821,'Felipe Almeida',4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Beatriz Pires</text:p>
          </table:table-cell>
          <table:table-cell office:value-type="float" office:value="473635" calcext:value-type="float">
            <text:p>473635</text:p>
          </table:table-cell>
          <table:table-cell table:formula="of:=COM.MICROSOFT.CONCAT(&quot;insert into aluno (tia, nome, turma_id) values(&quot;;[.B84];&quot;,'&quot;;[.A84];&quot;',&quot;;4;&quot;);&quot;)" office:value-type="string" office:string-value="insert into aluno (tia, nome, turma_id) values(473635,'Ana Beatriz Pires',4);" calcext:value-type="string">
            <text:p>insert into aluno (tia, nome, turma_id) values(473635,'Ana Beatriz Pires',4);</text:p>
          </table:table-cell>
          <table:table-cell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Luiz Gustavo Ramos</text:p>
          </table:table-cell>
          <table:table-cell office:value-type="float" office:value="184846" calcext:value-type="float">
            <text:p>184846</text:p>
          </table:table-cell>
          <table:table-cell table:formula="of:=COM.MICROSOFT.CONCAT(&quot;insert into aluno (tia, nome, turma_id) values(&quot;;[.B86];&quot;,'&quot;;[.A86];&quot;',&quot;;5;&quot;);&quot;)" office:value-type="string" office:string-value="insert into aluno (tia, nome, turma_id) values(184846,'Luiz Gustavo Ramos',5);" calcext:value-type="string">
            <text:p>insert into aluno (tia, nome, turma_id) values(184846,'Luiz Gustavo Ramo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Alves</text:p>
          </table:table-cell>
          <table:table-cell office:value-type="float" office:value="192562" calcext:value-type="float">
            <text:p>192562</text:p>
          </table:table-cell>
          <table:table-cell table:formula="of:=COM.MICROSOFT.CONCAT(&quot;insert into aluno (tia, nome, turma_id) values(&quot;;[.B87];&quot;,'&quot;;[.A87];&quot;',&quot;;5;&quot;);&quot;)" office:value-type="string" office:string-value="insert into aluno (tia, nome, turma_id) values(192562,'Pedro Alves',5);" calcext:value-type="string">
            <text:p>insert into aluno (tia, nome, turma_id) values(192562,'Pedro Alve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Sophia Nogueira</text:p>
          </table:table-cell>
          <table:table-cell office:value-type="float" office:value="712937" calcext:value-type="float">
            <text:p>712937</text:p>
          </table:table-cell>
          <table:table-cell table:formula="of:=COM.MICROSOFT.CONCAT(&quot;insert into aluno (tia, nome, turma_id) values(&quot;;[.B88];&quot;,'&quot;;[.A88];&quot;',&quot;;5;&quot;);&quot;)" office:value-type="string" office:string-value="insert into aluno (tia, nome, turma_id) values(712937,'Ana Sophia Nogueira',5);" calcext:value-type="string">
            <text:p>insert into aluno (tia, nome, turma_id) values(712937,'Ana Sophia Nogueir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hony Dias</text:p>
          </table:table-cell>
          <table:table-cell office:value-type="float" office:value="520375" calcext:value-type="float">
            <text:p>520375</text:p>
          </table:table-cell>
          <table:table-cell table:formula="of:=COM.MICROSOFT.CONCAT(&quot;insert into aluno (tia, nome, turma_id) values(&quot;;[.B89];&quot;,'&quot;;[.A89];&quot;',&quot;;5;&quot;);&quot;)" office:value-type="string" office:string-value="insert into aluno (tia, nome, turma_id) values(520375,'Anthony Dias',5);" calcext:value-type="string">
            <text:p>insert into aluno (tia, nome, turma_id) values(520375,'Anthony Dia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Luiza Viana</text:p>
          </table:table-cell>
          <table:table-cell office:value-type="float" office:value="968700" calcext:value-type="float">
            <text:p>968700</text:p>
          </table:table-cell>
          <table:table-cell table:formula="of:=COM.MICROSOFT.CONCAT(&quot;insert into aluno (tia, nome, turma_id) values(&quot;;[.B90];&quot;,'&quot;;[.A90];&quot;',&quot;;5;&quot;);&quot;)" office:value-type="string" office:string-value="insert into aluno (tia, nome, turma_id) values(968700,'Ana Luiza Viana',5);" calcext:value-type="string">
            <text:p>insert into aluno (tia, nome, turma_id) values(968700,'Ana Luiza Vian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lla Santos</text:p>
          </table:table-cell>
          <table:table-cell office:value-type="float" office:value="444239" calcext:value-type="float">
            <text:p>444239</text:p>
          </table:table-cell>
          <table:table-cell table:formula="of:=COM.MICROSOFT.CONCAT(&quot;insert into aluno (tia, nome, turma_id) values(&quot;;[.B91];&quot;,'&quot;;[.A91];&quot;',&quot;;5;&quot;);&quot;)" office:value-type="string" office:string-value="insert into aluno (tia, nome, turma_id) values(444239,'Stella Santos',5);" calcext:value-type="string">
            <text:p>insert into aluno (tia, nome, turma_id) values(444239,'Stella Santo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rigo Porto</text:p>
          </table:table-cell>
          <table:table-cell office:value-type="float" office:value="784403" calcext:value-type="float">
            <text:p>784403</text:p>
          </table:table-cell>
          <table:table-cell table:formula="of:=COM.MICROSOFT.CONCAT(&quot;insert into aluno (tia, nome, turma_id) values(&quot;;[.B92];&quot;,'&quot;;[.A92];&quot;',&quot;;5;&quot;);&quot;)" office:value-type="string" office:string-value="insert into aluno (tia, nome, turma_id) values(784403,'Rodrigo Porto',5);" calcext:value-type="string">
            <text:p>insert into aluno (tia, nome, turma_id) values(784403,'Rodrigo Porto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yan Fogaça</text:p>
          </table:table-cell>
          <table:table-cell office:value-type="float" office:value="598343" calcext:value-type="float">
            <text:p>598343</text:p>
          </table:table-cell>
          <table:table-cell table:formula="of:=COM.MICROSOFT.CONCAT(&quot;insert into aluno (tia, nome, turma_id) values(&quot;;[.B93];&quot;,'&quot;;[.A93];&quot;',&quot;;5;&quot;);&quot;)" office:value-type="string" office:string-value="insert into aluno (tia, nome, turma_id) values(598343,'Bryan Fogaça',5);" calcext:value-type="string">
            <text:p>insert into aluno (tia, nome, turma_id) values(598343,'Bryan Fogaç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ri Azevedo</text:p>
          </table:table-cell>
          <table:table-cell office:value-type="float" office:value="472007" calcext:value-type="float">
            <text:p>472007</text:p>
          </table:table-cell>
          <table:table-cell table:formula="of:=COM.MICROSOFT.CONCAT(&quot;insert into aluno (tia, nome, turma_id) values(&quot;;[.B94];&quot;,'&quot;;[.A94];&quot;',&quot;;5;&quot;);&quot;)" office:value-type="string" office:string-value="insert into aluno (tia, nome, turma_id) values(472007,'Yuri Azevedo',5);" calcext:value-type="string">
            <text:p>insert into aluno (tia, nome, turma_id) values(472007,'Yuri Azevedo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ícia Teixeira</text:p>
          </table:table-cell>
          <table:table-cell office:value-type="float" office:value="862028" calcext:value-type="float">
            <text:p>862028</text:p>
          </table:table-cell>
          <table:table-cell table:formula="of:=COM.MICROSOFT.CONCAT(&quot;insert into aluno (tia, nome, turma_id) values(&quot;;[.B95];&quot;,'&quot;;[.A95];&quot;',&quot;;5;&quot;);&quot;)" office:value-type="string" office:string-value="insert into aluno (tia, nome, turma_id) values(862028,'Letícia Teixeira',5);" calcext:value-type="string">
            <text:p>insert into aluno (tia, nome, turma_id) values(862028,'Letícia Teixeir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icius Almeida</text:p>
          </table:table-cell>
          <table:table-cell office:value-type="float" office:value="909412" calcext:value-type="float">
            <text:p>909412</text:p>
          </table:table-cell>
          <table:table-cell table:formula="of:=COM.MICROSOFT.CONCAT(&quot;insert into aluno (tia, nome, turma_id) values(&quot;;[.B96];&quot;,'&quot;;[.A96];&quot;',&quot;;5;&quot;);&quot;)" office:value-type="string" office:string-value="insert into aluno (tia, nome, turma_id) values(909412,'Vinicius Almeida',5);" calcext:value-type="string">
            <text:p>insert into aluno (tia, nome, turma_id) values(909412,'Vinicius Almeid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iz Miguel Silva</text:p>
          </table:table-cell>
          <table:table-cell office:value-type="float" office:value="161658" calcext:value-type="float">
            <text:p>161658</text:p>
          </table:table-cell>
          <table:table-cell table:formula="of:=COM.MICROSOFT.CONCAT(&quot;insert into aluno (tia, nome, turma_id) values(&quot;;[.B97];&quot;,'&quot;;[.A97];&quot;',&quot;;5;&quot;);&quot;)" office:value-type="string" office:string-value="insert into aluno (tia, nome, turma_id) values(161658,'Luiz Miguel Silva',5);" calcext:value-type="string">
            <text:p>insert into aluno (tia, nome, turma_id) values(161658,'Luiz Miguel Silv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na Freitas</text:p>
          </table:table-cell>
          <table:table-cell office:value-type="float" office:value="122744" calcext:value-type="float">
            <text:p>122744</text:p>
          </table:table-cell>
          <table:table-cell table:formula="of:=COM.MICROSOFT.CONCAT(&quot;insert into aluno (tia, nome, turma_id) values(&quot;;[.B98];&quot;,'&quot;;[.A98];&quot;',&quot;;5;&quot;);&quot;)" office:value-type="string" office:string-value="insert into aluno (tia, nome, turma_id) values(122744,'Nina Freitas',5);" calcext:value-type="string">
            <text:p>insert into aluno (tia, nome, turma_id) values(122744,'Nina Freita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lla Ribeiro</text:p>
          </table:table-cell>
          <table:table-cell office:value-type="float" office:value="106011" calcext:value-type="float">
            <text:p>106011</text:p>
          </table:table-cell>
          <table:table-cell table:formula="of:=COM.MICROSOFT.CONCAT(&quot;insert into aluno (tia, nome, turma_id) values(&quot;;[.B99];&quot;,'&quot;;[.A99];&quot;',&quot;;5;&quot;);&quot;)" office:value-type="string" office:string-value="insert into aluno (tia, nome, turma_id) values(106011,'Stella Ribeiro',5);" calcext:value-type="string">
            <text:p>insert into aluno (tia, nome, turma_id) values(106011,'Stella Ribeiro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any Viana</text:p>
          </table:table-cell>
          <table:table-cell office:value-type="float" office:value="254052" calcext:value-type="float">
            <text:p>254052</text:p>
          </table:table-cell>
          <table:table-cell table:formula="of:=COM.MICROSOFT.CONCAT(&quot;insert into aluno (tia, nome, turma_id) values(&quot;;[.B100];&quot;,'&quot;;[.A100];&quot;',&quot;;5;&quot;);&quot;)" office:value-type="string" office:string-value="insert into aluno (tia, nome, turma_id) values(254052,'Stephany Viana',5);" calcext:value-type="string">
            <text:p>insert into aluno (tia, nome, turma_id) values(254052,'Stephany Vian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o Costa</text:p>
          </table:table-cell>
          <table:table-cell office:value-type="float" office:value="236731" calcext:value-type="float">
            <text:p>236731</text:p>
          </table:table-cell>
          <table:table-cell table:formula="of:=COM.MICROSOFT.CONCAT(&quot;insert into aluno (tia, nome, turma_id) values(&quot;;[.B101];&quot;,'&quot;;[.A101];&quot;',&quot;;5;&quot;);&quot;)" office:value-type="string" office:string-value="insert into aluno (tia, nome, turma_id) values(236731,'Caio Costa',5);" calcext:value-type="string">
            <text:p>insert into aluno (tia, nome, turma_id) values(236731,'Caio Cost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Eduarda Ramos</text:p>
          </table:table-cell>
          <table:table-cell office:value-type="float" office:value="962019" calcext:value-type="float">
            <text:p>962019</text:p>
          </table:table-cell>
          <table:table-cell table:formula="of:=COM.MICROSOFT.CONCAT(&quot;insert into aluno (tia, nome, turma_id) values(&quot;;[.B102];&quot;,'&quot;;[.A102];&quot;',&quot;;5;&quot;);&quot;)" office:value-type="string" office:string-value="insert into aluno (tia, nome, turma_id) values(962019,'Maria Eduarda Ramos',5);" calcext:value-type="string">
            <text:p>insert into aluno (tia, nome, turma_id) values(962019,'Maria Eduarda Ramo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ia Cunha</text:p>
          </table:table-cell>
          <table:table-cell office:value-type="float" office:value="683075" calcext:value-type="float">
            <text:p>683075</text:p>
          </table:table-cell>
          <table:table-cell table:formula="of:=COM.MICROSOFT.CONCAT(&quot;insert into aluno (tia, nome, turma_id) values(&quot;;[.B103];&quot;,'&quot;;[.A103];&quot;',&quot;;5;&quot;);&quot;)" office:value-type="string" office:string-value="insert into aluno (tia, nome, turma_id) values(683075,'Sofia Cunha',5);" calcext:value-type="string">
            <text:p>insert into aluno (tia, nome, turma_id) values(683075,'Sofia Cunh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na Fernandes</text:p>
          </table:table-cell>
          <table:table-cell office:value-type="float" office:value="920474" calcext:value-type="float">
            <text:p>920474</text:p>
          </table:table-cell>
          <table:table-cell table:formula="of:=COM.MICROSOFT.CONCAT(&quot;insert into aluno (tia, nome, turma_id) values(&quot;;[.B104];&quot;,'&quot;;[.A104];&quot;',&quot;;5;&quot;);&quot;)" office:value-type="string" office:string-value="insert into aluno (tia, nome, turma_id) values(920474,'Mariana Fernandes',5);" calcext:value-type="string">
            <text:p>insert into aluno (tia, nome, turma_id) values(920474,'Mariana Fernande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ória da Luz</text:p>
          </table:table-cell>
          <table:table-cell office:value-type="float" office:value="349443" calcext:value-type="float">
            <text:p>349443</text:p>
          </table:table-cell>
          <table:table-cell table:formula="of:=COM.MICROSOFT.CONCAT(&quot;insert into aluno (tia, nome, turma_id) values(&quot;;[.B105];&quot;,'&quot;;[.A105];&quot;',&quot;;5;&quot;);&quot;)" office:value-type="string" office:string-value="insert into aluno (tia, nome, turma_id) values(349443,'Vitória da Luz',5);" calcext:value-type="string">
            <text:p>insert into aluno (tia, nome, turma_id) values(349443,'Vitória da Luz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ís Farias</text:p>
          </table:table-cell>
          <table:table-cell office:value-type="float" office:value="494108" calcext:value-type="float">
            <text:p>494108</text:p>
          </table:table-cell>
          <table:table-cell table:formula="of:=COM.MICROSOFT.CONCAT(&quot;insert into aluno (tia, nome, turma_id) values(&quot;;[.B106];&quot;,'&quot;;[.A106];&quot;',&quot;;5;&quot;);&quot;)" office:value-type="string" office:string-value="insert into aluno (tia, nome, turma_id) values(494108,'Laís Farias',5);" calcext:value-type="string">
            <text:p>insert into aluno (tia, nome, turma_id) values(494108,'Laís Farias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na Azevedo</text:p>
          </table:table-cell>
          <table:table-cell office:value-type="float" office:value="867560" calcext:value-type="float">
            <text:p>867560</text:p>
          </table:table-cell>
          <table:table-cell table:formula="of:=COM.MICROSOFT.CONCAT(&quot;insert into aluno (tia, nome, turma_id) values(&quot;;[.B107];&quot;,'&quot;;[.A107];&quot;',&quot;;5;&quot;);&quot;)" office:value-type="string" office:string-value="insert into aluno (tia, nome, turma_id) values(867560,'Marina Azevedo',5);" calcext:value-type="string">
            <text:p>insert into aluno (tia, nome, turma_id) values(867560,'Marina Azevedo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na Ferreira</text:p>
          </table:table-cell>
          <table:table-cell office:value-type="float" office:value="191512" calcext:value-type="float">
            <text:p>191512</text:p>
          </table:table-cell>
          <table:table-cell table:formula="of:=COM.MICROSOFT.CONCAT(&quot;insert into aluno (tia, nome, turma_id) values(&quot;;[.B108];&quot;,'&quot;;[.A108];&quot;',&quot;;5;&quot;);&quot;)" office:value-type="string" office:string-value="insert into aluno (tia, nome, turma_id) values(191512,'Luna Ferreira',5);" calcext:value-type="string">
            <text:p>insert into aluno (tia, nome, turma_id) values(191512,'Luna Ferreir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rilo da Cunha</text:p>
          </table:table-cell>
          <table:table-cell office:value-type="float" office:value="654204" calcext:value-type="float">
            <text:p>654204</text:p>
          </table:table-cell>
          <table:table-cell table:formula="of:=COM.MICROSOFT.CONCAT(&quot;insert into aluno (tia, nome, turma_id) values(&quot;;[.B109];&quot;,'&quot;;[.A109];&quot;',&quot;;5;&quot;);&quot;)" office:value-type="string" office:string-value="insert into aluno (tia, nome, turma_id) values(654204,'Murilo da Cunha',5);" calcext:value-type="string">
            <text:p>insert into aluno (tia, nome, turma_id) values(654204,'Murilo da Cunha',5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co Costa</text:p>
          </table:table-cell>
          <table:table-cell office:value-type="float" office:value="258553" calcext:value-type="float">
            <text:p>258553</text:p>
          </table:table-cell>
          <table:table-cell table:formula="of:=COM.MICROSOFT.CONCAT(&quot;insert into aluno (tia, nome, turma_id) values(&quot;;[.B110];&quot;,'&quot;;[.A110];&quot;',&quot;;5;&quot;);&quot;)" office:value-type="string" office:string-value="insert into aluno (tia, nome, turma_id) values(258553,'Enrico Costa',5);" calcext:value-type="string">
            <text:p>insert into aluno (tia, nome, turma_id) values(258553,'Enrico Costa',5);</text:p>
          </table:table-cell>
          <table:table-cell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Renan Melo</text:p>
          </table:table-cell>
          <table:table-cell office:value-type="float" office:value="928324" calcext:value-type="float">
            <text:p>928324</text:p>
          </table:table-cell>
          <table:table-cell table:formula="of:=COM.MICROSOFT.CONCAT(&quot;insert into aluno (tia, nome, turma_id) values(&quot;;[.B112];&quot;,'&quot;;[.A112];&quot;',&quot;;6;&quot;);&quot;)" office:value-type="string" office:string-value="insert into aluno (tia, nome, turma_id) values(928324,'Renan Melo',6);" calcext:value-type="string">
            <text:p>insert into aluno (tia, nome, turma_id) values(928324,'Renan Melo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ura da Mota</text:p>
          </table:table-cell>
          <table:table-cell office:value-type="float" office:value="881918" calcext:value-type="float">
            <text:p>881918</text:p>
          </table:table-cell>
          <table:table-cell table:formula="of:=COM.MICROSOFT.CONCAT(&quot;insert into aluno (tia, nome, turma_id) values(&quot;;[.B113];&quot;,'&quot;;[.A113];&quot;',&quot;;6;&quot;);&quot;)" office:value-type="string" office:string-value="insert into aluno (tia, nome, turma_id) values(881918,'Laura da Mota',6);" calcext:value-type="string">
            <text:p>insert into aluno (tia, nome, turma_id) values(881918,'Laura da Mot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han Melo</text:p>
          </table:table-cell>
          <table:table-cell office:value-type="float" office:value="583978" calcext:value-type="float">
            <text:p>583978</text:p>
          </table:table-cell>
          <table:table-cell table:formula="of:=COM.MICROSOFT.CONCAT(&quot;insert into aluno (tia, nome, turma_id) values(&quot;;[.B114];&quot;,'&quot;;[.A114];&quot;',&quot;;6;&quot;);&quot;)" office:value-type="string" office:string-value="insert into aluno (tia, nome, turma_id) values(583978,'Nathan Melo',6);" calcext:value-type="string">
            <text:p>insert into aluno (tia, nome, turma_id) values(583978,'Nathan Melo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her da Cunha</text:p>
          </table:table-cell>
          <table:table-cell office:value-type="float" office:value="114342" calcext:value-type="float">
            <text:p>114342</text:p>
          </table:table-cell>
          <table:table-cell table:formula="of:=COM.MICROSOFT.CONCAT(&quot;insert into aluno (tia, nome, turma_id) values(&quot;;[.B115];&quot;,'&quot;;[.A115];&quot;',&quot;;6;&quot;);&quot;)" office:value-type="string" office:string-value="insert into aluno (tia, nome, turma_id) values(114342,'Esther da Cunha',6);" calcext:value-type="string">
            <text:p>insert into aluno (tia, nome, turma_id) values(114342,'Esther da Cunh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bella Fogaça</text:p>
          </table:table-cell>
          <table:table-cell office:value-type="float" office:value="501289" calcext:value-type="float">
            <text:p>501289</text:p>
          </table:table-cell>
          <table:table-cell table:formula="of:=COM.MICROSOFT.CONCAT(&quot;insert into aluno (tia, nome, turma_id) values(&quot;;[.B116];&quot;,'&quot;;[.A116];&quot;',&quot;;6;&quot;);&quot;)" office:value-type="string" office:string-value="insert into aluno (tia, nome, turma_id) values(501289,'Isabella Fogaça',6);" calcext:value-type="string">
            <text:p>insert into aluno (tia, nome, turma_id) values(501289,'Isabella Fogaç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ávio Ferreira</text:p>
          </table:table-cell>
          <table:table-cell office:value-type="float" office:value="720383" calcext:value-type="float">
            <text:p>720383</text:p>
          </table:table-cell>
          <table:table-cell table:formula="of:=COM.MICROSOFT.CONCAT(&quot;insert into aluno (tia, nome, turma_id) values(&quot;;[.B117];&quot;,'&quot;;[.A117];&quot;',&quot;;6;&quot;);&quot;)" office:value-type="string" office:string-value="insert into aluno (tia, nome, turma_id) values(720383,'Otávio Ferreira',6);" calcext:value-type="string">
            <text:p>insert into aluno (tia, nome, turma_id) values(720383,'Otávio Ferreir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nda Porto</text:p>
          </table:table-cell>
          <table:table-cell office:value-type="float" office:value="606705" calcext:value-type="float">
            <text:p>606705</text:p>
          </table:table-cell>
          <table:table-cell table:formula="of:=COM.MICROSOFT.CONCAT(&quot;insert into aluno (tia, nome, turma_id) values(&quot;;[.B118];&quot;,'&quot;;[.A118];&quot;',&quot;;6;&quot;);&quot;)" office:value-type="string" office:string-value="insert into aluno (tia, nome, turma_id) values(606705,'Amanda Porto',6);" calcext:value-type="string">
            <text:p>insert into aluno (tia, nome, turma_id) values(606705,'Amanda Porto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uarda da Paz</text:p>
          </table:table-cell>
          <table:table-cell office:value-type="float" office:value="214799" calcext:value-type="float">
            <text:p>214799</text:p>
          </table:table-cell>
          <table:table-cell table:formula="of:=COM.MICROSOFT.CONCAT(&quot;insert into aluno (tia, nome, turma_id) values(&quot;;[.B119];&quot;,'&quot;;[.A119];&quot;',&quot;;6;&quot;);&quot;)" office:value-type="string" office:string-value="insert into aluno (tia, nome, turma_id) values(214799,'Eduarda da Paz',6);" calcext:value-type="string">
            <text:p>insert into aluno (tia, nome, turma_id) values(214799,'Eduarda da Paz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elo Souza</text:p>
          </table:table-cell>
          <table:table-cell office:value-type="float" office:value="666179" calcext:value-type="float">
            <text:p>666179</text:p>
          </table:table-cell>
          <table:table-cell table:formula="of:=COM.MICROSOFT.CONCAT(&quot;insert into aluno (tia, nome, turma_id) values(&quot;;[.B120];&quot;,'&quot;;[.A120];&quot;',&quot;;6;&quot;);&quot;)" office:value-type="string" office:string-value="insert into aluno (tia, nome, turma_id) values(666179,'Marcelo Souza',6);" calcext:value-type="string">
            <text:p>insert into aluno (tia, nome, turma_id) values(666179,'Marcelo Souz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enzo das Neves</text:p>
          </table:table-cell>
          <table:table-cell office:value-type="float" office:value="548168" calcext:value-type="float">
            <text:p>548168</text:p>
          </table:table-cell>
          <table:table-cell table:formula="of:=COM.MICROSOFT.CONCAT(&quot;insert into aluno (tia, nome, turma_id) values(&quot;;[.B121];&quot;,'&quot;;[.A121];&quot;',&quot;;6;&quot;);&quot;)" office:value-type="string" office:string-value="insert into aluno (tia, nome, turma_id) values(548168,'Lorenzo das Neves',6);" calcext:value-type="string">
            <text:p>insert into aluno (tia, nome, turma_id) values(548168,'Lorenzo das Neve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h Gonçalves</text:p>
          </table:table-cell>
          <table:table-cell office:value-type="float" office:value="278718" calcext:value-type="float">
            <text:p>278718</text:p>
          </table:table-cell>
          <table:table-cell table:formula="of:=COM.MICROSOFT.CONCAT(&quot;insert into aluno (tia, nome, turma_id) values(&quot;;[.B122];&quot;,'&quot;;[.A122];&quot;',&quot;;6;&quot;);&quot;)" office:value-type="string" office:string-value="insert into aluno (tia, nome, turma_id) values(278718,'Noah Gonçalves',6);" calcext:value-type="string">
            <text:p>insert into aluno (tia, nome, turma_id) values(278718,'Noah Gonçalve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cos Vinicius Souza</text:p>
          </table:table-cell>
          <table:table-cell office:value-type="float" office:value="265831" calcext:value-type="float">
            <text:p>265831</text:p>
          </table:table-cell>
          <table:table-cell table:formula="of:=COM.MICROSOFT.CONCAT(&quot;insert into aluno (tia, nome, turma_id) values(&quot;;[.B123];&quot;,'&quot;;[.A123];&quot;',&quot;;6;&quot;);&quot;)" office:value-type="string" office:string-value="insert into aluno (tia, nome, turma_id) values(265831,'Marcos Vinicius Souza',6);" calcext:value-type="string">
            <text:p>insert into aluno (tia, nome, turma_id) values(265831,'Marcos Vinicius Souz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be Costela</text:p>
          </table:table-cell>
          <table:table-cell office:value-type="float" office:value="826617" calcext:value-type="float">
            <text:p>826617</text:p>
          </table:table-cell>
          <table:table-cell table:formula="of:=COM.MICROSOFT.CONCAT(&quot;insert into aluno (tia, nome, turma_id) values(&quot;;[.B124];&quot;,'&quot;;[.A124];&quot;',&quot;;6;&quot;);&quot;)" office:value-type="string" office:string-value="insert into aluno (tia, nome, turma_id) values(826617,'Calebe Costela',6);" calcext:value-type="string">
            <text:p>insert into aluno (tia, nome, turma_id) values(826617,'Calebe Costel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uã Melo</text:p>
          </table:table-cell>
          <table:table-cell office:value-type="float" office:value="688793" calcext:value-type="float">
            <text:p>688793</text:p>
          </table:table-cell>
          <table:table-cell table:formula="of:=COM.MICROSOFT.CONCAT(&quot;insert into aluno (tia, nome, turma_id) values(&quot;;[.B125];&quot;,'&quot;;[.A125];&quot;',&quot;;6;&quot;);&quot;)" office:value-type="string" office:string-value="insert into aluno (tia, nome, turma_id) values(688793,'Cauã Melo',6);" calcext:value-type="string">
            <text:p>insert into aluno (tia, nome, turma_id) values(688793,'Cauã Melo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Luiza Moreira</text:p>
          </table:table-cell>
          <table:table-cell office:value-type="float" office:value="718488" calcext:value-type="float">
            <text:p>718488</text:p>
          </table:table-cell>
          <table:table-cell table:formula="of:=COM.MICROSOFT.CONCAT(&quot;insert into aluno (tia, nome, turma_id) values(&quot;;[.B126];&quot;,'&quot;;[.A126];&quot;',&quot;;6;&quot;);&quot;)" office:value-type="string" office:string-value="insert into aluno (tia, nome, turma_id) values(718488,'Ana Luiza Moreira',6);" calcext:value-type="string">
            <text:p>insert into aluno (tia, nome, turma_id) values(718488,'Ana Luiza Moreir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 Vitória Freitas</text:p>
          </table:table-cell>
          <table:table-cell office:value-type="float" office:value="443645" calcext:value-type="float">
            <text:p>443645</text:p>
          </table:table-cell>
          <table:table-cell table:formula="of:=COM.MICROSOFT.CONCAT(&quot;insert into aluno (tia, nome, turma_id) values(&quot;;[.B127];&quot;,'&quot;;[.A127];&quot;',&quot;;6;&quot;);&quot;)" office:value-type="string" office:string-value="insert into aluno (tia, nome, turma_id) values(443645,'Ana Vitória Freitas',6);" calcext:value-type="string">
            <text:p>insert into aluno (tia, nome, turma_id) values(443645,'Ana Vitória Freita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triz Souza</text:p>
          </table:table-cell>
          <table:table-cell office:value-type="float" office:value="319363" calcext:value-type="float">
            <text:p>319363</text:p>
          </table:table-cell>
          <table:table-cell table:formula="of:=COM.MICROSOFT.CONCAT(&quot;insert into aluno (tia, nome, turma_id) values(&quot;;[.B128];&quot;,'&quot;;[.A128];&quot;',&quot;;6;&quot;);&quot;)" office:value-type="string" office:string-value="insert into aluno (tia, nome, turma_id) values(319363,'Beatriz Souza',6);" calcext:value-type="string">
            <text:p>insert into aluno (tia, nome, turma_id) values(319363,'Beatriz Souz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herme Teixeira</text:p>
          </table:table-cell>
          <table:table-cell office:value-type="float" office:value="886000" calcext:value-type="float">
            <text:p>886000</text:p>
          </table:table-cell>
          <table:table-cell table:formula="of:=COM.MICROSOFT.CONCAT(&quot;insert into aluno (tia, nome, turma_id) values(&quot;;[.B129];&quot;,'&quot;;[.A129];&quot;',&quot;;6;&quot;);&quot;)" office:value-type="string" office:string-value="insert into aluno (tia, nome, turma_id) values(886000,'Guilherme Teixeira',6);" calcext:value-type="string">
            <text:p>insert into aluno (tia, nome, turma_id) values(886000,'Guilherme Teixeir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phie Barros</text:p>
          </table:table-cell>
          <table:table-cell office:value-type="float" office:value="711889" calcext:value-type="float">
            <text:p>711889</text:p>
          </table:table-cell>
          <table:table-cell table:formula="of:=COM.MICROSOFT.CONCAT(&quot;insert into aluno (tia, nome, turma_id) values(&quot;;[.B130];&quot;,'&quot;;[.A130];&quot;',&quot;;6;&quot;);&quot;)" office:value-type="string" office:string-value="insert into aluno (tia, nome, turma_id) values(711889,'Sophie Barros',6);" calcext:value-type="string">
            <text:p>insert into aluno (tia, nome, turma_id) values(711889,'Sophie Barro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Sophia Fernandes</text:p>
          </table:table-cell>
          <table:table-cell office:value-type="float" office:value="833495" calcext:value-type="float">
            <text:p>833495</text:p>
          </table:table-cell>
          <table:table-cell table:formula="of:=COM.MICROSOFT.CONCAT(&quot;insert into aluno (tia, nome, turma_id) values(&quot;;[.B131];&quot;,'&quot;;[.A131];&quot;',&quot;;6;&quot;);&quot;)" office:value-type="string" office:string-value="insert into aluno (tia, nome, turma_id) values(833495,'Maria Sophia Fernandes',6);" calcext:value-type="string">
            <text:p>insert into aluno (tia, nome, turma_id) values(833495,'Maria Sophia Fernande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nda Moraes</text:p>
          </table:table-cell>
          <table:table-cell office:value-type="float" office:value="371636" calcext:value-type="float">
            <text:p>371636</text:p>
          </table:table-cell>
          <table:table-cell table:formula="of:=COM.MICROSOFT.CONCAT(&quot;insert into aluno (tia, nome, turma_id) values(&quot;;[.B132];&quot;,'&quot;;[.A132];&quot;',&quot;;6;&quot;);&quot;)" office:value-type="string" office:string-value="insert into aluno (tia, nome, turma_id) values(371636,'Amanda Moraes',6);" calcext:value-type="string">
            <text:p>insert into aluno (tia, nome, turma_id) values(371636,'Amanda Morae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a Viana</text:p>
          </table:table-cell>
          <table:table-cell office:value-type="float" office:value="854262" calcext:value-type="float">
            <text:p>854262</text:p>
          </table:table-cell>
          <table:table-cell table:formula="of:=COM.MICROSOFT.CONCAT(&quot;insert into aluno (tia, nome, turma_id) values(&quot;;[.B133];&quot;,'&quot;;[.A133];&quot;',&quot;;6;&quot;);&quot;)" office:value-type="string" office:string-value="insert into aluno (tia, nome, turma_id) values(854262,'Daniela Viana',6);" calcext:value-type="string">
            <text:p>insert into aluno (tia, nome, turma_id) values(854262,'Daniela Vian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Fernanda Barbosa</text:p>
          </table:table-cell>
          <table:table-cell office:value-type="float" office:value="485038" calcext:value-type="float">
            <text:p>485038</text:p>
          </table:table-cell>
          <table:table-cell table:formula="of:=COM.MICROSOFT.CONCAT(&quot;insert into aluno (tia, nome, turma_id) values(&quot;;[.B134];&quot;,'&quot;;[.A134];&quot;',&quot;;6;&quot;);&quot;)" office:value-type="string" office:string-value="insert into aluno (tia, nome, turma_id) values(485038,'Maria Fernanda Barbosa',6);" calcext:value-type="string">
            <text:p>insert into aluno (tia, nome, turma_id) values(485038,'Maria Fernanda Barbosa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atha Freitas</text:p>
          </table:table-cell>
          <table:table-cell office:value-type="float" office:value="566683" calcext:value-type="float">
            <text:p>566683</text:p>
          </table:table-cell>
          <table:table-cell table:formula="of:=COM.MICROSOFT.CONCAT(&quot;insert into aluno (tia, nome, turma_id) values(&quot;;[.B135];&quot;,'&quot;;[.A135];&quot;',&quot;;6;&quot;);&quot;)" office:value-type="string" office:string-value="insert into aluno (tia, nome, turma_id) values(566683,'Agatha Freitas',6);" calcext:value-type="string">
            <text:p>insert into aluno (tia, nome, turma_id) values(566683,'Agatha Freita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nuel Jesus</text:p>
          </table:table-cell>
          <table:table-cell office:value-type="float" office:value="141329" calcext:value-type="float">
            <text:p>141329</text:p>
          </table:table-cell>
          <table:table-cell table:formula="of:=COM.MICROSOFT.CONCAT(&quot;insert into aluno (tia, nome, turma_id) values(&quot;;[.B136];&quot;,'&quot;;[.A136];&quot;',&quot;;6;&quot;);&quot;)" office:value-type="string" office:string-value="insert into aluno (tia, nome, turma_id) values(141329,'Emanuel Jesus',6);" calcext:value-type="string">
            <text:p>insert into aluno (tia, nome, turma_id) values(141329,'Emanuel Jesu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dro Alves</text:p>
          </table:table-cell>
          <table:table-cell office:value-type="float" office:value="406301" calcext:value-type="float">
            <text:p>406301</text:p>
          </table:table-cell>
          <table:table-cell table:formula="of:=COM.MICROSOFT.CONCAT(&quot;insert into aluno (tia, nome, turma_id) values(&quot;;[.B137];&quot;,'&quot;;[.A137];&quot;',&quot;;6;&quot;);&quot;)" office:value-type="string" office:string-value="insert into aluno (tia, nome, turma_id) values(406301,'Pedro Alves',6);" calcext:value-type="string">
            <text:p>insert into aluno (tia, nome, turma_id) values(406301,'Pedro Alve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rigo Araújo</text:p>
          </table:table-cell>
          <table:table-cell office:value-type="float" office:value="153769" calcext:value-type="float">
            <text:p>153769</text:p>
          </table:table-cell>
          <table:table-cell table:formula="of:=COM.MICROSOFT.CONCAT(&quot;insert into aluno (tia, nome, turma_id) values(&quot;;[.B138];&quot;,'&quot;;[.A138];&quot;',&quot;;6;&quot;);&quot;)" office:value-type="string" office:string-value="insert into aluno (tia, nome, turma_id) values(153769,'Rodrigo Araújo',6);" calcext:value-type="string">
            <text:p>insert into aluno (tia, nome, turma_id) values(153769,'Rodrigo Araújo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Ramos</text:p>
          </table:table-cell>
          <table:table-cell office:value-type="float" office:value="612687" calcext:value-type="float">
            <text:p>612687</text:p>
          </table:table-cell>
          <table:table-cell table:formula="of:=COM.MICROSOFT.CONCAT(&quot;insert into aluno (tia, nome, turma_id) values(&quot;;[.B139];&quot;,'&quot;;[.A139];&quot;',&quot;;6;&quot;);&quot;)" office:value-type="string" office:string-value="insert into aluno (tia, nome, turma_id) values(612687,'Samuel Ramos',6);" calcext:value-type="string">
            <text:p>insert into aluno (tia, nome, turma_id) values(612687,'Samuel Ramo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Dias</text:p>
          </table:table-cell>
          <table:table-cell office:value-type="float" office:value="570971" calcext:value-type="float">
            <text:p>570971</text:p>
          </table:table-cell>
          <table:table-cell table:formula="of:=COM.MICROSOFT.CONCAT(&quot;insert into aluno (tia, nome, turma_id) values(&quot;;[.B140];&quot;,'&quot;;[.A140];&quot;',&quot;;6;&quot;);&quot;)" office:value-type="string" office:string-value="insert into aluno (tia, nome, turma_id) values(570971,'Samuel Dias',6);" calcext:value-type="string">
            <text:p>insert into aluno (tia, nome, turma_id) values(570971,'Samuel Dias',6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ur Nascimento</text:p>
          </table:table-cell>
          <table:table-cell office:value-type="float" office:value="635725" calcext:value-type="float">
            <text:p>635725</text:p>
          </table:table-cell>
          <table:table-cell table:formula="of:=COM.MICROSOFT.CONCAT(&quot;insert into aluno (tia, nome, turma_id) values(&quot;;[.B141];&quot;,'&quot;;[.A141];&quot;',&quot;;6;&quot;);&quot;)" office:value-type="string" office:string-value="insert into aluno (tia, nome, turma_id) values(635725,'Arthur Nascimento',6);" calcext:value-type="string">
            <text:p>insert into aluno (tia, nome, turma_id) values(635725,'Arthur Nascimento',6);</text:p>
          </table:table-cell>
          <table:table-cell table:number-columns-repeated="1021"/>
        </table:table-row>
      </table:table>
      <table:table table:name="aulas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hamad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turm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insert into aula (chamada, data, disciplina_codigo, turma_id) values (&quot;;[.A2];&quot;,&quot;;[.B2];&quot;,&quot;;[.C2];&quot;,&quot;;[.D2];&quot;);&quot;)" office:value-type="string" office:string-value="insert into aula (chamada, data, disciplina_codigo, turma_id) values (1,'2023-02-01',1,1);" calcext:value-type="string">
            <text:p>insert into aula (chamada, data, disciplina_codigo, turma_id) values (1,'2023-02-01',1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aula (chamada, data, disciplina_codigo, turma_id) values (&quot;;[.A3];&quot;,&quot;;[.B3];&quot;,&quot;;[.C3];&quot;,&quot;;[.D3];&quot;);&quot;)" office:value-type="string" office:string-value="insert into aula (chamada, data, disciplina_codigo, turma_id) values (2,'2023-02-01',2,1);" calcext:value-type="string">
            <text:p>insert into aula (chamada, data, disciplina_codigo, turma_id) values (2,'2023-02-01',2,1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aula (chamada, data, disciplina_codigo, turma_id) values (&quot;;[.A4];&quot;,&quot;;[.B4];&quot;,&quot;;[.C4];&quot;,&quot;;[.D4];&quot;);&quot;)" office:value-type="string" office:string-value="insert into aula (chamada, data, disciplina_codigo, turma_id) values (1,'2023-02-01',3,2);" calcext:value-type="string">
            <text:p>insert into aula (chamada, data, disciplina_codigo, turma_id) values (1,'2023-02-01',3,2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aula (chamada, data, disciplina_codigo, turma_id) values (&quot;;[.A5];&quot;,&quot;;[.B5];&quot;,&quot;;[.C5];&quot;,&quot;;[.D5];&quot;);&quot;)" office:value-type="string" office:string-value="insert into aula (chamada, data, disciplina_codigo, turma_id) values (2,'2023-02-01',4,2);" calcext:value-type="string">
            <text:p>insert into aula (chamada, data, disciplina_codigo, turma_id) values (2,'2023-02-01',4,2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aula (chamada, data, disciplina_codigo, turma_id) values (&quot;;[.A6];&quot;,&quot;;[.B6];&quot;,&quot;;[.C6];&quot;,&quot;;[.D6];&quot;);&quot;)" office:value-type="string" office:string-value="insert into aula (chamada, data, disciplina_codigo, turma_id) values (1,'2023-02-01',5,3);" calcext:value-type="string">
            <text:p>insert into aula (chamada, data, disciplina_codigo, turma_id) values (1,'2023-02-01',5,3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aula (chamada, data, disciplina_codigo, turma_id) values (&quot;;[.A7];&quot;,&quot;;[.B7];&quot;,&quot;;[.C7];&quot;,&quot;;[.D7];&quot;);&quot;)" office:value-type="string" office:string-value="insert into aula (chamada, data, disciplina_codigo, turma_id) values (2,'2023-02-01',6,3);" calcext:value-type="string">
            <text:p>insert into aula (chamada, data, disciplina_codigo, turma_id) values (2,'2023-02-01',6,3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aula (chamada, data, disciplina_codigo, turma_id) values (&quot;;[.A8];&quot;,&quot;;[.B8];&quot;,&quot;;[.C8];&quot;,&quot;;[.D8];&quot;);&quot;)" office:value-type="string" office:string-value="insert into aula (chamada, data, disciplina_codigo, turma_id) values (1,'2023-02-01',7,4);" calcext:value-type="string">
            <text:p>insert into aula (chamada, data, disciplina_codigo, turma_id) values (1,'2023-02-01',7,4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aula (chamada, data, disciplina_codigo, turma_id) values (&quot;;[.A9];&quot;,&quot;;[.B9];&quot;,&quot;;[.C9];&quot;,&quot;;[.D9];&quot;);&quot;)" office:value-type="string" office:string-value="insert into aula (chamada, data, disciplina_codigo, turma_id) values (2,'2023-02-01',8,4);" calcext:value-type="string">
            <text:p>insert into aula (chamada, data, disciplina_codigo, turma_id) values (2,'2023-02-01',8,4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aula (chamada, data, disciplina_codigo, turma_id) values (&quot;;[.A10];&quot;,&quot;;[.B10];&quot;,&quot;;[.C10];&quot;,&quot;;[.D10];&quot;);&quot;)" office:value-type="string" office:string-value="insert into aula (chamada, data, disciplina_codigo, turma_id) values (1,'2023-02-01',2,5);" calcext:value-type="string">
            <text:p>insert into aula (chamada, data, disciplina_codigo, turma_id) values (1,'2023-02-01',2,5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aula (chamada, data, disciplina_codigo, turma_id) values (&quot;;[.A11];&quot;,&quot;;[.B11];&quot;,&quot;;[.C11];&quot;,&quot;;[.D11];&quot;);&quot;)" office:value-type="string" office:string-value="insert into aula (chamada, data, disciplina_codigo, turma_id) values (2,'2023-02-01',1,5);" calcext:value-type="string">
            <text:p>insert into aula (chamada, data, disciplina_codigo, turma_id) values (2,'2023-02-01',1,5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1'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aula (chamada, data, disciplina_codigo, turma_id) values (&quot;;[.A12];&quot;,&quot;;[.B12];&quot;,&quot;;[.C12];&quot;,&quot;;[.D12];&quot;);&quot;)" office:value-type="string" office:string-value="insert into aula (chamada, data, disciplina_codigo, turma_id) values (1,'2023-02-01',4,6);" calcext:value-type="string">
            <text:p>insert into aula (chamada, data, disciplina_codigo, turma_id) values (1,'2023-02-01',4,6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1'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aula (chamada, data, disciplina_codigo, turma_id) values (&quot;;[.A13];&quot;,&quot;;[.B13];&quot;,&quot;;[.C13];&quot;,&quot;;[.D13];&quot;);&quot;)" office:value-type="string" office:string-value="insert into aula (chamada, data, disciplina_codigo, turma_id) values (2,'2023-02-01',7,6);" calcext:value-type="string">
            <text:p>insert into aula (chamada, data, disciplina_codigo, turma_id) values (2,'2023-02-01',7,6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insert into aula (chamada, data, disciplina_codigo, turma_id) values (&quot;;[.A14];&quot;,&quot;;[.B14];&quot;,&quot;;[.C14];&quot;,&quot;;[.D14];&quot;);&quot;)" office:value-type="string" office:string-value="insert into aula (chamada, data, disciplina_codigo, turma_id) values (1,'2023-02-02',1,1);" calcext:value-type="string">
            <text:p>insert into aula (chamada, data, disciplina_codigo, turma_id) values (1,'2023-02-02',1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aula (chamada, data, disciplina_codigo, turma_id) values (&quot;;[.A15];&quot;,&quot;;[.B15];&quot;,&quot;;[.C15];&quot;,&quot;;[.D15];&quot;);&quot;)" office:value-type="string" office:string-value="insert into aula (chamada, data, disciplina_codigo, turma_id) values (2,'2023-02-02',2,1);" calcext:value-type="string">
            <text:p>insert into aula (chamada, data, disciplina_codigo, turma_id) values (2,'2023-02-02',2,1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aula (chamada, data, disciplina_codigo, turma_id) values (&quot;;[.A16];&quot;,&quot;;[.B16];&quot;,&quot;;[.C16];&quot;,&quot;;[.D16];&quot;);&quot;)" office:value-type="string" office:string-value="insert into aula (chamada, data, disciplina_codigo, turma_id) values (1,'2023-02-02',3,2);" calcext:value-type="string">
            <text:p>insert into aula (chamada, data, disciplina_codigo, turma_id) values (1,'2023-02-02',3,2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aula (chamada, data, disciplina_codigo, turma_id) values (&quot;;[.A17];&quot;,&quot;;[.B17];&quot;,&quot;;[.C17];&quot;,&quot;;[.D17];&quot;);&quot;)" office:value-type="string" office:string-value="insert into aula (chamada, data, disciplina_codigo, turma_id) values (2,'2023-02-02',4,2);" calcext:value-type="string">
            <text:p>insert into aula (chamada, data, disciplina_codigo, turma_id) values (2,'2023-02-02',4,2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aula (chamada, data, disciplina_codigo, turma_id) values (&quot;;[.A18];&quot;,&quot;;[.B18];&quot;,&quot;;[.C18];&quot;,&quot;;[.D18];&quot;);&quot;)" office:value-type="string" office:string-value="insert into aula (chamada, data, disciplina_codigo, turma_id) values (1,'2023-02-02',5,3);" calcext:value-type="string">
            <text:p>insert into aula (chamada, data, disciplina_codigo, turma_id) values (1,'2023-02-02',5,3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aula (chamada, data, disciplina_codigo, turma_id) values (&quot;;[.A19];&quot;,&quot;;[.B19];&quot;,&quot;;[.C19];&quot;,&quot;;[.D19];&quot;);&quot;)" office:value-type="string" office:string-value="insert into aula (chamada, data, disciplina_codigo, turma_id) values (2,'2023-02-02',6,3);" calcext:value-type="string">
            <text:p>insert into aula (chamada, data, disciplina_codigo, turma_id) values (2,'2023-02-02',6,3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aula (chamada, data, disciplina_codigo, turma_id) values (&quot;;[.A20];&quot;,&quot;;[.B20];&quot;,&quot;;[.C20];&quot;,&quot;;[.D20];&quot;);&quot;)" office:value-type="string" office:string-value="insert into aula (chamada, data, disciplina_codigo, turma_id) values (1,'2023-02-02',7,4);" calcext:value-type="string">
            <text:p>insert into aula (chamada, data, disciplina_codigo, turma_id) values (1,'2023-02-02',7,4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aula (chamada, data, disciplina_codigo, turma_id) values (&quot;;[.A21];&quot;,&quot;;[.B21];&quot;,&quot;;[.C21];&quot;,&quot;;[.D21];&quot;);&quot;)" office:value-type="string" office:string-value="insert into aula (chamada, data, disciplina_codigo, turma_id) values (2,'2023-02-02',8,4);" calcext:value-type="string">
            <text:p>insert into aula (chamada, data, disciplina_codigo, turma_id) values (2,'2023-02-02',8,4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aula (chamada, data, disciplina_codigo, turma_id) values (&quot;;[.A22];&quot;,&quot;;[.B22];&quot;,&quot;;[.C22];&quot;,&quot;;[.D22];&quot;);&quot;)" office:value-type="string" office:string-value="insert into aula (chamada, data, disciplina_codigo, turma_id) values (1,'2023-02-02',2,5);" calcext:value-type="string">
            <text:p>insert into aula (chamada, data, disciplina_codigo, turma_id) values (1,'2023-02-02',2,5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aula (chamada, data, disciplina_codigo, turma_id) values (&quot;;[.A23];&quot;,&quot;;[.B23];&quot;,&quot;;[.C23];&quot;,&quot;;[.D23];&quot;);&quot;)" office:value-type="string" office:string-value="insert into aula (chamada, data, disciplina_codigo, turma_id) values (2,'2023-02-02',1,5);" calcext:value-type="string">
            <text:p>insert into aula (chamada, data, disciplina_codigo, turma_id) values (2,'2023-02-02',1,5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2023-02-02'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aula (chamada, data, disciplina_codigo, turma_id) values (&quot;;[.A24];&quot;,&quot;;[.B24];&quot;,&quot;;[.C24];&quot;,&quot;;[.D24];&quot;);&quot;)" office:value-type="string" office:string-value="insert into aula (chamada, data, disciplina_codigo, turma_id) values (1,'2023-02-02',4,6);" calcext:value-type="string">
            <text:p>insert into aula (chamada, data, disciplina_codigo, turma_id) values (1,'2023-02-02',4,6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023-02-02'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aula (chamada, data, disciplina_codigo, turma_id) values (&quot;;[.A25];&quot;,&quot;;[.B25];&quot;,&quot;;[.C25];&quot;,&quot;;[.D25];&quot;);&quot;)" office:value-type="string" office:string-value="insert into aula (chamada, data, disciplina_codigo, turma_id) values (2,'2023-02-02',7,6);" calcext:value-type="string">
            <text:p>insert into aula (chamada, data, disciplina_codigo, turma_id) values (2,'2023-02-02',7,6);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sciplina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emática</text:p>
          </table:table-cell>
          <table:table-cell table:formula="of:=COM.MICROSOFT.CONCAT(&quot;insert into disciplina (codigo, nome) values (&quot;;[.A2];&quot;,'&quot;;[.B2];&quot;');&quot;)" office:value-type="string" office:string-value="insert into disciplina (codigo, nome) values (1,'Matemática');" calcext:value-type="string">
            <text:p>insert into disciplina (codigo, nome) values (1,'Matemática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uguês</text:p>
          </table:table-cell>
          <table:table-cell table:formula="of:=COM.MICROSOFT.CONCAT(&quot;insert into disciplina (codigo, nome) values (&quot;;[.A3];&quot;,'&quot;;[.B3];&quot;');&quot;)" office:value-type="string" office:string-value="insert into disciplina (codigo, nome) values (2,'Português');" calcext:value-type="string">
            <text:p>insert into disciplina (codigo, nome) values (2,'Português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es</text:p>
          </table:table-cell>
          <table:table-cell table:formula="of:=COM.MICROSOFT.CONCAT(&quot;insert into disciplina (codigo, nome) values (&quot;;[.A4];&quot;,'&quot;;[.B4];&quot;');&quot;)" office:value-type="string" office:string-value="insert into disciplina (codigo, nome) values (3,'Artes');" calcext:value-type="string">
            <text:p>insert into disciplina (codigo, nome) values (3,'Artes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ências</text:p>
          </table:table-cell>
          <table:table-cell table:formula="of:=COM.MICROSOFT.CONCAT(&quot;insert into disciplina (codigo, nome) values (&quot;;[.A5];&quot;,'&quot;;[.B5];&quot;');&quot;)" office:value-type="string" office:string-value="insert into disciplina (codigo, nome) values (4,'Ciências');" calcext:value-type="string">
            <text:p>insert into disciplina (codigo, nome) values (4,'Ciências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tória</text:p>
          </table:table-cell>
          <table:table-cell table:formula="of:=COM.MICROSOFT.CONCAT(&quot;insert into disciplina (codigo, nome) values (&quot;;[.A6];&quot;,'&quot;;[.B6];&quot;');&quot;)" office:value-type="string" office:string-value="insert into disciplina (codigo, nome) values (5,'História');" calcext:value-type="string">
            <text:p>insert into disciplina (codigo, nome) values (5,'História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ografia</text:p>
          </table:table-cell>
          <table:table-cell table:formula="of:=COM.MICROSOFT.CONCAT(&quot;insert into disciplina (codigo, nome) values (&quot;;[.A7];&quot;,'&quot;;[.B7];&quot;');&quot;)" office:value-type="string" office:string-value="insert into disciplina (codigo, nome) values (6,'Geografia');" calcext:value-type="string">
            <text:p>insert into disciplina (codigo, nome) values (6,'Geografia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. Física</text:p>
          </table:table-cell>
          <table:table-cell table:formula="of:=COM.MICROSOFT.CONCAT(&quot;insert into disciplina (codigo, nome) values (&quot;;[.A8];&quot;,'&quot;;[.B8];&quot;');&quot;)" office:value-type="string" office:string-value="insert into disciplina (codigo, nome) values (7,'Ed. Física');" calcext:value-type="string">
            <text:p>insert into disciplina (codigo, nome) values (7,'Ed. Física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glês</text:p>
          </table:table-cell>
          <table:table-cell table:formula="of:=COM.MICROSOFT.CONCAT(&quot;insert into disciplina (codigo, nome) values (&quot;;[.A9];&quot;,'&quot;;[.B9];&quot;');&quot;)" office:value-type="string" office:string-value="insert into disciplina (codigo, nome) values (8,'Inglês');" calcext:value-type="string">
            <text:p>insert into disciplina (codigo, nome) values (8,'Inglês');</text:p>
          </table:table-cell>
        </table:table-row>
      </table:table>
      <table:table table:name="falta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445035" calcext:value-type="float">
            <text:p>445035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faltas (aluno_tia, aula_id) values (&quot;;[.A2];&quot;,&quot;;[.B2];&quot;);&quot;)" office:value-type="string" office:string-value="insert into faltas (aluno_tia, aula_id) values (445035,1);" calcext:value-type="string">
            <text:p>insert into faltas (aluno_tia, aula_id) values (445035,1);</text:p>
          </table:table-cell>
        </table:table-row>
        <table:table-row table:style-name="ro1">
          <table:table-cell office:value-type="float" office:value="445035" calcext:value-type="float">
            <text:p>445035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faltas (aluno_tia, aula_id) values (&quot;;[.A3];&quot;,&quot;;[.B3];&quot;);&quot;)" office:value-type="string" office:string-value="insert into faltas (aluno_tia, aula_id) values (445035,2);" calcext:value-type="string">
            <text:p>insert into faltas (aluno_tia, aula_id) values (445035,2);</text:p>
          </table:table-cell>
        </table:table-row>
        <table:table-row table:style-name="ro1">
          <table:table-cell office:value-type="float" office:value="445035" calcext:value-type="float">
            <text:p>445035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faltas (aluno_tia, aula_id) values (&quot;;[.A4];&quot;,&quot;;[.B4];&quot;);&quot;)" office:value-type="string" office:string-value="insert into faltas (aluno_tia, aula_id) values (445035,14);" calcext:value-type="string">
            <text:p>insert into faltas (aluno_tia, aula_id) values (445035,14);</text:p>
          </table:table-cell>
        </table:table-row>
        <table:table-row table:style-name="ro1">
          <table:table-cell office:value-type="float" office:value="606569" calcext:value-type="float">
            <text:p>606569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faltas (aluno_tia, aula_id) values (&quot;;[.A5];&quot;,&quot;;[.B5];&quot;);&quot;)" office:value-type="string" office:string-value="insert into faltas (aluno_tia, aula_id) values (606569,3);" calcext:value-type="string">
            <text:p>insert into faltas (aluno_tia, aula_id) values (606569,3);</text:p>
          </table:table-cell>
        </table:table-row>
        <table:table-row table:style-name="ro1">
          <table:table-cell office:value-type="float" office:value="606569" calcext:value-type="float">
            <text:p>606569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faltas (aluno_tia, aula_id) values (&quot;;[.A6];&quot;,&quot;;[.B6];&quot;);&quot;)" office:value-type="string" office:string-value="insert into faltas (aluno_tia, aula_id) values (606569,17);" calcext:value-type="string">
            <text:p>insert into faltas (aluno_tia, aula_id) values (606569,17);</text:p>
          </table:table-cell>
        </table:table-row>
      </table:table>
      <table:table table:name="professore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ulia da Luz</text:p>
          </table:table-cell>
          <table:table-cell office:value-type="float" office:value="180060" calcext:value-type="float">
            <text:p>180060</text:p>
          </table:table-cell>
          <table:table-cell office:value-type="string" calcext:value-type="string">
            <text:p>insert into professor (drt,nome,tipo_funcao) values (906753,'Maria Julia Caldeira',1);</text:p>
          </table:table-cell>
        </table:table-row>
        <table:table-row table:style-name="ro1">
          <table:table-cell office:value-type="string" calcext:value-type="string">
            <text:p>Bruna Pereira</text:p>
          </table:table-cell>
          <table:table-cell office:value-type="float" office:value="672876" calcext:value-type="float">
            <text:p>672876</text:p>
          </table:table-cell>
          <table:table-cell office:value-type="string" calcext:value-type="string">
            <text:p>insert into professor (drt,nome,tipo_funcao) values (519105,'Davi Ramos',1);</text:p>
          </table:table-cell>
        </table:table-row>
        <table:table-row table:style-name="ro1">
          <table:table-cell office:value-type="string" calcext:value-type="string">
            <text:p>Eloah Viana</text:p>
          </table:table-cell>
          <table:table-cell office:value-type="float" office:value="924894" calcext:value-type="float">
            <text:p>924894</text:p>
          </table:table-cell>
          <table:table-cell office:value-type="string" calcext:value-type="string">
            <text:p>insert into professor (drt,nome,tipo_funcao) values (741687,'Davi Lucca Jesus',1);</text:p>
          </table:table-cell>
        </table:table-row>
        <table:table-row table:style-name="ro1">
          <table:table-cell office:value-type="string" calcext:value-type="string">
            <text:p>Gabrielly da Mota</text:p>
          </table:table-cell>
          <table:table-cell office:value-type="float" office:value="462634" calcext:value-type="float">
            <text:p>462634</text:p>
          </table:table-cell>
          <table:table-cell office:value-type="string" calcext:value-type="string">
            <text:p>insert into professor (drt,nome,tipo_funcao) values (124651,'Julia Cardoso',1);</text:p>
          </table:table-cell>
        </table:table-row>
        <table:table-row table:style-name="ro1">
          <table:table-cell office:value-type="string" calcext:value-type="string">
            <text:p>Levi Gonçalves</text:p>
          </table:table-cell>
          <table:table-cell office:value-type="float" office:value="111812" calcext:value-type="float">
            <text:p>111812</text:p>
          </table:table-cell>
          <table:table-cell office:value-type="string" calcext:value-type="string">
            <text:p>insert into professor (drt,nome,tipo_funcao) values (120466,'Bárbara Lopes',1);</text:p>
          </table:table-cell>
        </table:table-row>
        <table:table-row table:style-name="ro1">
          <table:table-cell office:value-type="string" calcext:value-type="string">
            <text:p>Thomas Correia</text:p>
          </table:table-cell>
          <table:table-cell office:value-type="float" office:value="914899" calcext:value-type="float">
            <text:p>914899</text:p>
          </table:table-cell>
          <table:table-cell office:value-type="string" calcext:value-type="string">
            <text:p>insert into professor (drt,nome,tipo_funcao) values (594167,'Olivia Pinto',1);</text:p>
          </table:table-cell>
        </table:table-row>
        <table:table-row table:style-name="ro1">
          <table:table-cell office:value-type="string" calcext:value-type="string">
            <text:p>Ana Júlia Nascimento</text:p>
          </table:table-cell>
          <table:table-cell office:value-type="float" office:value="860438" calcext:value-type="float">
            <text:p>860438</text:p>
          </table:table-cell>
          <table:table-cell office:value-type="string" calcext:value-type="string">
            <text:p>insert into professor (drt,nome,tipo_funcao) values (532110,'Maria Luiza Peixoto',2);</text:p>
          </table:table-cell>
        </table:table-row>
        <table:table-row table:style-name="ro1">
          <table:table-cell office:value-type="string" calcext:value-type="string">
            <text:p>Pedro Lucas Fogaça</text:p>
          </table:table-cell>
          <table:table-cell office:value-type="float" office:value="841554" calcext:value-type="float">
            <text:p>841554</text:p>
          </table:table-cell>
          <table:table-cell office:value-type="string" calcext:value-type="string">
            <text:p>insert into professor (drt,nome,tipo_funcao) values (459558,'Calebe Peixoto',2);</text:p>
          </table:table-cell>
        </table:table-row>
      </table:table>
      <table:table table:name="turma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i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1A'</text:p>
          </table:table-cell>
          <table:table-cell table:formula="of:=COM.MICROSOFT.CONCAT(&quot;INSERT INTO turma (ano, codigo) VALUES (&quot;;[.A2];&quot;,&quot;;;[.B2];&quot;);&quot;)" office:value-type="string" office:string-value="INSERT INTO turma (ano, codigo) VALUES (1,'1A');" calcext:value-type="string">
            <text:p>INSERT INTO turma (ano, codigo) VALUES (1,'1A'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1B'</text:p>
          </table:table-cell>
          <table:table-cell table:formula="of:=COM.MICROSOFT.CONCAT(&quot;INSERT INTO turma (ano, codigo) VALUES (&quot;;[.A3];&quot;,&quot;;;[.B3];&quot;);&quot;)" office:value-type="string" office:string-value="INSERT INTO turma (ano, codigo) VALUES (1,'1B');" calcext:value-type="string">
            <text:p>INSERT INTO turma (ano, codigo) VALUES (1,'1B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2A'</text:p>
          </table:table-cell>
          <table:table-cell table:formula="of:=COM.MICROSOFT.CONCAT(&quot;INSERT INTO turma (ano, codigo) VALUES (&quot;;[.A4];&quot;,&quot;;;[.B4];&quot;);&quot;)" office:value-type="string" office:string-value="INSERT INTO turma (ano, codigo) VALUES (2,'2A');" calcext:value-type="string">
            <text:p>INSERT INTO turma (ano, codigo) VALUES (2,'2A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3A'</text:p>
          </table:table-cell>
          <table:table-cell table:formula="of:=COM.MICROSOFT.CONCAT(&quot;INSERT INTO turma (ano, codigo) VALUES (&quot;;[.A5];&quot;,&quot;;;[.B5];&quot;);&quot;)" office:value-type="string" office:string-value="INSERT INTO turma (ano, codigo) VALUES (3,'3A');" calcext:value-type="string">
            <text:p>INSERT INTO turma (ano, codigo) VALUES (3,'3A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4A'</text:p>
          </table:table-cell>
          <table:table-cell table:formula="of:=COM.MICROSOFT.CONCAT(&quot;INSERT INTO turma (ano, codigo) VALUES (&quot;;[.A6];&quot;,&quot;;;[.B6];&quot;);&quot;)" office:value-type="string" office:string-value="INSERT INTO turma (ano, codigo) VALUES (4,'4A');" calcext:value-type="string">
            <text:p>INSERT INTO turma (ano, codigo) VALUES (4,'4A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5A'</text:p>
          </table:table-cell>
          <table:table-cell table:formula="of:=COM.MICROSOFT.CONCAT(&quot;INSERT INTO turma (ano, codigo) VALUES (&quot;;[.A7];&quot;,&quot;;;[.B7];&quot;);&quot;)" office:value-type="string" office:string-value="INSERT INTO turma (ano, codigo) VALUES (5,'5A');" calcext:value-type="string">
            <text:p>INSERT INTO turma (ano, codigo) VALUES (5,'5A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6T18:54:16.125344335</dc:date>
    <meta:editing-duration>PT29M44S</meta:editing-duration>
    <meta:editing-cycles>9</meta:editing-cycles>
    <meta:generator>LibreOffice/7.3.7.2$Linux_X86_64 LibreOffice_project/30$Build-2</meta:generator>
    <meta:document-statistic meta:table-count="6" meta:cell-count="619" meta:object-count="0"/>
  </office:meta>
</office:document-meta>
</file>